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T5_113" style:family="text">
      <style:text-properties fo:background-color="#ffffff"/>
    </style:style>
    <style:style style:name="T5_114" style:family="text">
      <style:text-properties fo:background-color="#ffffff"/>
    </style:style>
    <style:style style:name="T5_115" style:family="text">
      <style:text-properties fo:background-color="#ffffff"/>
    </style:style>
    <style:style style:name="T5_116" style:family="text">
      <style:text-properties fo:background-color="#ffffff"/>
    </style:style>
    <style:style style:name="T5_117" style:family="text">
      <style:text-properties fo:background-color="#ffffff"/>
    </style:style>
    <style:style style:name="T5_118" style:family="text">
      <style:text-properties fo:background-color="#ffffff"/>
    </style:style>
    <style:style style:name="T5_119" style:family="text">
      <style:text-properties fo:background-color="#ffffff"/>
    </style:style>
    <style:style style:name="T5_120" style:family="text">
      <style:text-properties fo:background-color="#ffffff"/>
    </style:style>
    <style:style style:name="T5_121" style:family="text">
      <style:text-properties fo:background-color="#ffffff"/>
    </style:style>
    <style:style style:name="T5_122" style:family="text">
      <style:text-properties fo:background-color="#ffffff"/>
    </style:style>
    <style:style style:name="T5_123" style:family="text">
      <style:text-properties fo:background-color="#ffffff"/>
    </style:style>
    <style:style style:name="T5_124" style:family="text">
      <style:text-properties fo:background-color="#ffffff"/>
    </style:style>
    <style:style style:name="T5_125" style:family="text">
      <style:text-properties fo:background-color="#ffffff"/>
    </style:style>
    <style:style style:name="T5_126" style:family="text">
      <style:text-properties fo:background-color="#ffffff"/>
    </style:style>
    <style:style style:name="T5_127" style:family="text">
      <style:text-properties fo:background-color="#ffffff"/>
    </style:style>
    <style:style style:name="T5_128" style:family="text">
      <style:text-properties fo:background-color="#ffffff"/>
    </style:style>
    <style:style style:name="T5_129" style:family="text">
      <style:text-properties fo:background-color="#ffffff"/>
    </style:style>
    <style:style style:name="T5_130" style:family="text">
      <style:text-properties fo:background-color="#ffffff"/>
    </style:style>
    <style:style style:name="T5_131" style:family="text">
      <style:text-properties fo:background-color="#ffffff"/>
    </style:style>
    <style:style style:name="T5_132" style:family="text">
      <style:text-properties fo:background-color="#ffffff"/>
    </style:style>
    <style:style style:name="T5_133" style:family="text">
      <style:text-properties fo:background-color="#ffffff"/>
    </style:style>
    <style:style style:name="T5_134" style:family="text">
      <style:text-properties fo:background-color="#ffffff"/>
    </style:style>
    <style:style style:name="T5_135" style:family="text">
      <style:text-properties fo:background-color="#ffffff"/>
    </style:style>
    <style:style style:name="T5_136" style:family="text">
      <style:text-properties fo:background-color="#ffffff"/>
    </style:style>
    <style:style style:name="T5_137" style:family="text">
      <style:text-properties fo:background-color="#ffffff"/>
    </style:style>
    <style:style style:name="T5_138" style:family="text">
      <style:text-properties fo:background-color="#ffffff"/>
    </style:style>
    <style:style style:name="T5_139" style:family="text">
      <style:text-properties fo:background-color="#ffffff"/>
    </style:style>
    <style:style style:name="T5_140" style:family="text">
      <style:text-properties fo:background-color="#ffffff"/>
    </style:style>
    <style:style style:name="T5_141" style:family="text">
      <style:text-properties fo:background-color="#ffffff"/>
    </style:style>
    <style:style style:name="T5_142" style:family="text">
      <style:text-properties fo:background-color="#ffffff"/>
    </style:style>
    <style:style style:name="T5_143" style:family="text">
      <style:text-properties fo:background-color="#ffffff"/>
    </style:style>
    <style:style style:name="T5_144" style:family="text">
      <style:text-properties fo:background-color="#ffffff"/>
    </style:style>
    <style:style style:name="T5_145" style:family="text">
      <style:text-properties fo:background-color="#ffffff"/>
    </style:style>
    <style:style style:name="T5_146" style:family="text">
      <style:text-properties fo:background-color="#ffffff"/>
    </style:style>
    <style:style style:name="T5_147" style:family="text">
      <style:text-properties fo:background-color="#ffffff"/>
    </style:style>
    <style:style style:name="T5_148" style:family="text">
      <style:text-properties fo:background-color="#ffffff"/>
    </style:style>
    <style:style style:name="T5_149" style:family="text">
      <style:text-properties fo:background-color="#ffffff"/>
    </style:style>
    <style:style style:name="T5_150" style:family="text">
      <style:text-properties fo:background-color="#ffffff"/>
    </style:style>
    <style:style style:name="T5_151" style:family="text">
      <style:text-properties fo:background-color="#ffffff"/>
    </style:style>
    <style:style style:name="T5_152" style:family="text">
      <style:text-properties fo:background-color="#ffffff"/>
    </style:style>
    <style:style style:name="T5_153" style:family="text">
      <style:text-properties fo:background-color="#ffffff"/>
    </style:style>
    <style:style style:name="T5_154" style:family="text">
      <style:text-properties fo:background-color="#ffffff"/>
    </style:style>
    <style:style style:name="T5_155" style:family="text">
      <style:text-properties fo:background-color="#ffffff"/>
    </style:style>
    <style:style style:name="T5_156" style:family="text">
      <style:text-properties fo:background-color="#ffffff"/>
    </style:style>
    <style:style style:name="T5_157" style:family="text">
      <style:text-properties fo:background-color="#ffffff"/>
    </style:style>
    <style:style style:name="T5_158" style:family="text">
      <style:text-properties fo:background-color="#ffffff"/>
    </style:style>
    <style:style style:name="T5_159" style:family="text">
      <style:text-properties fo:background-color="#ffffff"/>
    </style:style>
    <style:style style:name="T5_160" style:family="text">
      <style:text-properties fo:background-color="#ffffff"/>
    </style:style>
    <style:style style:name="T5_161" style:family="text">
      <style:text-properties fo:background-color="#ffffff"/>
    </style:style>
    <style:style style:name="T5_162" style:family="text">
      <style:text-properties fo:background-color="#ffffff"/>
    </style:style>
    <style:style style:name="T5_163" style:family="text">
      <style:text-properties fo:background-color="#ffffff"/>
    </style:style>
    <style:style style:name="T5_164" style:family="text">
      <style:text-properties fo:background-color="#ffffff"/>
    </style:style>
    <style:style style:name="T5_165" style:family="text">
      <style:text-properties fo:background-color="#ffffff"/>
    </style:style>
    <style:style style:name="T5_166" style:family="text">
      <style:text-properties fo:background-color="#ffffff"/>
    </style:style>
    <style:style style:name="T5_167" style:family="text">
      <style:text-properties fo:background-color="#ffffff"/>
    </style:style>
    <style:style style:name="T5_168" style:family="text">
      <style:text-properties fo:background-color="#ffffff"/>
    </style:style>
    <style:style style:name="T5_169" style:family="text">
      <style:text-properties fo:background-color="#ffffff"/>
    </style:style>
    <style:style style:name="T5_170" style:family="text">
      <style:text-properties fo:background-color="#ffffff"/>
    </style:style>
    <style:style style:name="T5_171" style:family="text">
      <style:text-properties fo:background-color="#ffffff"/>
    </style:style>
    <style:style style:name="T5_172" style:family="text">
      <style:text-properties fo:background-color="#ffffff"/>
    </style:style>
    <style:style style:name="T5_173" style:family="text">
      <style:text-properties fo:background-color="#ffffff"/>
    </style:style>
    <style:style style:name="T5_174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T7_133" style:family="text">
      <style:text-properties fo:background-color="#ffffff"/>
    </style:style>
    <style:style style:name="T7_134" style:family="text">
      <style:text-properties fo:background-color="#ffffff"/>
    </style:style>
    <style:style style:name="T7_135" style:family="text">
      <style:text-properties fo:background-color="#ffffff"/>
    </style:style>
    <style:style style:name="T7_136" style:family="text">
      <style:text-properties fo:background-color="#ffffff"/>
    </style:style>
    <style:style style:name="T7_137" style:family="text">
      <style:text-properties fo:background-color="#ffffff"/>
    </style:style>
    <style:style style:name="T7_138" style:family="text">
      <style:text-properties fo:background-color="#ffffff"/>
    </style:style>
    <style:style style:name="T7_139" style:family="text">
      <style:text-properties fo:background-color="#ffffff"/>
    </style:style>
    <style:style style:name="T7_140" style:family="text">
      <style:text-properties fo:background-color="#ffffff"/>
    </style:style>
    <style:style style:name="T7_141" style:family="text">
      <style:text-properties fo:background-color="#ffffff"/>
    </style:style>
    <style:style style:name="T7_142" style:family="text">
      <style:text-properties fo:background-color="#ffffff"/>
    </style:style>
    <style:style style:name="T7_143" style:family="text">
      <style:text-properties fo:background-color="#ffffff"/>
    </style:style>
    <style:style style:name="T7_144" style:family="text">
      <style:text-properties fo:background-color="#ffffff"/>
    </style:style>
    <style:style style:name="T7_145" style:family="text">
      <style:text-properties fo:background-color="#ffffff"/>
    </style:style>
    <style:style style:name="T7_146" style:family="text">
      <style:text-properties fo:background-color="#ffffff"/>
    </style:style>
    <style:style style:name="T7_147" style:family="text">
      <style:text-properties fo:background-color="#ffffff"/>
    </style:style>
    <style:style style:name="T7_148" style:family="text">
      <style:text-properties fo:background-color="#ffffff"/>
    </style:style>
    <style:style style:name="T7_149" style:family="text">
      <style:text-properties fo:background-color="#ffffff"/>
    </style:style>
    <style:style style:name="T7_150" style:family="text">
      <style:text-properties fo:background-color="#ffffff"/>
    </style:style>
    <style:style style:name="T7_151" style:family="text">
      <style:text-properties fo:background-color="#ffffff"/>
    </style:style>
    <style:style style:name="T7_152" style:family="text">
      <style:text-properties fo:background-color="#ffffff"/>
    </style:style>
    <style:style style:name="T7_153" style:family="text">
      <style:text-properties fo:background-color="#ffffff"/>
    </style:style>
    <style:style style:name="T7_154" style:family="text">
      <style:text-properties fo:background-color="#ffffff"/>
    </style:style>
    <style:style style:name="T7_155" style:family="text">
      <style:text-properties fo:background-color="#ffffff"/>
    </style:style>
    <style:style style:name="T7_156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T9_131" style:family="text">
      <style:text-properties fo:background-color="#ffffff"/>
    </style:style>
    <style:style style:name="T9_132" style:family="text">
      <style:text-properties fo:background-color="#ffffff"/>
    </style:style>
    <style:style style:name="T9_133" style:family="text">
      <style:text-properties fo:background-color="#ffffff"/>
    </style:style>
    <style:style style:name="T9_134" style:family="text">
      <style:text-properties fo:background-color="#ffffff"/>
    </style:style>
    <style:style style:name="T9_135" style:family="text">
      <style:text-properties fo:background-color="#ffffff"/>
    </style:style>
    <style:style style:name="T9_136" style:family="text">
      <style:text-properties fo:background-color="#ffffff"/>
    </style:style>
    <style:style style:name="T9_137" style:family="text">
      <style:text-properties fo:background-color="#ffffff"/>
    </style:style>
    <style:style style:name="T9_138" style:family="text">
      <style:text-properties fo:background-color="#ffffff"/>
    </style:style>
    <style:style style:name="T9_139" style:family="text">
      <style:text-properties fo:background-color="#ffffff"/>
    </style:style>
    <style:style style:name="T9_140" style:family="text">
      <style:text-properties fo:background-color="#ffffff"/>
    </style:style>
    <style:style style:name="T9_141" style:family="text">
      <style:text-properties fo:background-color="#ffffff"/>
    </style:style>
    <style:style style:name="T9_142" style:family="text">
      <style:text-properties fo:background-color="#ffffff"/>
    </style:style>
    <style:style style:name="T9_143" style:family="text">
      <style:text-properties fo:background-color="#ffffff"/>
    </style:style>
    <style:style style:name="T9_144" style:family="text">
      <style:text-properties fo:background-color="#ffffff"/>
    </style:style>
    <style:style style:name="T9_145" style:family="text">
      <style:text-properties fo:background-color="#ffffff"/>
    </style:style>
    <style:style style:name="T9_146" style:family="text">
      <style:text-properties fo:background-color="#ffffff"/>
    </style:style>
    <style:style style:name="T9_147" style:family="text">
      <style:text-properties fo:background-color="#ffffff"/>
    </style:style>
    <style:style style:name="T9_148" style:family="text">
      <style:text-properties fo:background-color="#ffffff"/>
    </style:style>
    <style:style style:name="T9_149" style:family="text">
      <style:text-properties fo:background-color="#ffffff"/>
    </style:style>
    <style:style style:name="T9_150" style:family="text">
      <style:text-properties fo:background-color="#ffffff"/>
    </style:style>
    <style:style style:name="T9_151" style:family="text">
      <style:text-properties fo:background-color="#ffffff"/>
    </style:style>
    <style:style style:name="T9_152" style:family="text">
      <style:text-properties fo:background-color="#ffffff"/>
    </style:style>
    <style:style style:name="T9_153" style:family="text">
      <style:text-properties fo:background-color="#ffffff"/>
    </style:style>
    <style:style style:name="T9_154" style:family="text">
      <style:text-properties fo:background-color="#ffffff"/>
    </style:style>
    <style:style style:name="T9_155" style:family="text">
      <style:text-properties fo:background-color="#ffffff"/>
    </style:style>
    <style:style style:name="T9_156" style:family="text">
      <style:text-properties fo:background-color="#ffffff"/>
    </style:style>
    <style:style style:name="T9_157" style:family="text">
      <style:text-properties fo:background-color="#ffffff"/>
    </style:style>
    <style:style style:name="T9_158" style:family="text">
      <style:text-properties fo:background-color="#ffffff"/>
    </style:style>
    <style:style style:name="T9_159" style:family="text">
      <style:text-properties fo:background-color="#ffffff"/>
    </style:style>
    <style:style style:name="T9_160" style:family="text">
      <style:text-properties fo:background-color="#ffffff"/>
    </style:style>
    <style:style style:name="T9_161" style:family="text">
      <style:text-properties fo:background-color="#ffffff"/>
    </style:style>
    <style:style style:name="T9_162" style:family="text">
      <style:text-properties fo:background-color="#ffffff"/>
    </style:style>
    <style:style style:name="T9_163" style:family="text">
      <style:text-properties fo:background-color="#ffffff"/>
    </style:style>
    <style:style style:name="T9_164" style:family="text">
      <style:text-properties fo:background-color="#ffffff"/>
    </style:style>
    <style:style style:name="T9_165" style:family="text">
      <style:text-properties fo:background-color="#ffffff"/>
    </style:style>
    <style:style style:name="T9_166" style:family="text">
      <style:text-properties fo:background-color="#ffffff"/>
    </style:style>
    <style:style style:name="T9_167" style:family="text">
      <style:text-properties fo:background-color="#ffffff"/>
    </style:style>
    <style:style style:name="T9_168" style:family="text">
      <style:text-properties fo:background-color="#ffffff"/>
    </style:style>
    <style:style style:name="T9_169" style:family="text">
      <style:text-properties fo:background-color="#ffffff"/>
    </style:style>
    <style:style style:name="T9_170" style:family="text">
      <style:text-properties fo:background-color="#ffffff"/>
    </style:style>
    <style:style style:name="T9_171" style:family="text">
      <style:text-properties fo:background-color="#ffffff"/>
    </style:style>
    <style:style style:name="T9_172" style:family="text">
      <style:text-properties fo:background-color="#ffffff"/>
    </style:style>
    <style:style style:name="T9_173" style:family="text">
      <style:text-properties fo:background-color="#ffffff"/>
    </style:style>
    <style:style style:name="T9_174" style:family="text">
      <style:text-properties fo:background-color="#ffffff"/>
    </style:style>
    <style:style style:name="T9_175" style:family="text">
      <style:text-properties fo:background-color="#ffffff"/>
    </style:style>
    <style:style style:name="T9_176" style:family="text">
      <style:text-properties fo:background-color="#ffffff"/>
    </style:style>
    <style:style style:name="T9_177" style:family="text">
      <style:text-properties fo:background-color="#ffffff"/>
    </style:style>
    <style:style style:name="T9_178" style:family="text">
      <style:text-properties fo:background-color="#ffffff"/>
    </style:style>
    <style:style style:name="T9_179" style:family="text">
      <style:text-properties fo:background-color="#ffffff"/>
    </style:style>
    <style:style style:name="T9_180" style:family="text">
      <style:text-properties fo:background-color="#ffffff"/>
    </style:style>
    <style:style style:name="T9_181" style:family="text">
      <style:text-properties fo:background-color="#ffffff"/>
    </style:style>
    <style:style style:name="T9_182" style:family="text">
      <style:text-properties fo:background-color="#ffffff"/>
    </style:style>
    <style:style style:name="T9_183" style:family="text">
      <style:text-properties fo:background-color="#ffffff"/>
    </style:style>
    <style:style style:name="T9_184" style:family="text">
      <style:text-properties fo:background-color="#ffffff"/>
    </style:style>
    <style:style style:name="T9_185" style:family="text">
      <style:text-properties fo:background-color="#ffffff"/>
    </style:style>
    <style:style style:name="T9_186" style:family="text">
      <style:text-properties fo:background-color="#ffffff"/>
    </style:style>
    <style:style style:name="T9_187" style:family="text">
      <style:text-properties fo:background-color="#ffffff"/>
    </style:style>
    <style:style style:name="T9_188" style:family="text">
      <style:text-properties fo:background-color="#ffffff"/>
    </style:style>
    <style:style style:name="T9_189" style:family="text">
      <style:text-properties fo:background-color="#ffffff"/>
    </style:style>
    <style:style style:name="T9_190" style:family="text">
      <style:text-properties fo:background-color="#ffffff"/>
    </style:style>
    <style:style style:name="T9_191" style:family="text">
      <style:text-properties fo:background-color="#ffffff"/>
    </style:style>
    <style:style style:name="T9_192" style:family="text">
      <style:text-properties fo:background-color="#ffffff"/>
    </style:style>
    <style:style style:name="T9_193" style:family="text">
      <style:text-properties fo:background-color="#ffffff"/>
    </style:style>
    <style:style style:name="T9_194" style:family="text">
      <style:text-properties fo:background-color="#ffffff"/>
    </style:style>
    <style:style style:name="T9_195" style:family="text">
      <style:text-properties fo:background-color="#ffffff"/>
    </style:style>
    <style:style style:name="T9_196" style:family="text">
      <style:text-properties fo:background-color="#ffffff"/>
    </style:style>
    <style:style style:name="T9_197" style:family="text">
      <style:text-properties fo:background-color="#ffffff"/>
    </style:style>
    <style:style style:name="T9_198" style:family="text">
      <style:text-properties fo:background-color="#ffffff"/>
    </style:style>
    <style:style style:name="T9_199" style:family="text">
      <style:text-properties fo:background-color="#ffffff"/>
    </style:style>
    <style:style style:name="T9_200" style:family="text">
      <style:text-properties fo:background-color="#ffffff"/>
    </style:style>
    <style:style style:name="T9_201" style:family="text">
      <style:text-properties fo:background-color="#ffffff"/>
    </style:style>
    <style:style style:name="T9_202" style:family="text">
      <style:text-properties fo:background-color="#ffffff"/>
    </style:style>
    <style:style style:name="T9_203" style:family="text">
      <style:text-properties fo:background-color="#ffffff"/>
    </style:style>
    <style:style style:name="T9_204" style:family="text">
      <style:text-properties fo:background-color="#ffffff"/>
    </style:style>
    <style:style style:name="T9_205" style:family="text">
      <style:text-properties fo:background-color="#ffffff"/>
    </style:style>
    <style:style style:name="T9_206" style:family="text">
      <style:text-properties fo:background-color="#ffffff"/>
    </style:style>
    <style:style style:name="T9_207" style:family="text">
      <style:text-properties fo:background-color="#ffffff"/>
    </style:style>
    <style:style style:name="T9_208" style:family="text">
      <style:text-properties fo:background-color="#ffffff"/>
    </style:style>
    <style:style style:name="T9_209" style:family="text">
      <style:text-properties fo:background-color="#ffffff"/>
    </style:style>
    <style:style style:name="T9_210" style:family="text">
      <style:text-properties fo:background-color="#ffffff"/>
    </style:style>
    <style:style style:name="T9_211" style:family="text">
      <style:text-properties fo:background-color="#ffffff"/>
    </style:style>
    <style:style style:name="T9_212" style:family="text">
      <style:text-properties fo:background-color="#ffffff"/>
    </style:style>
    <style:style style:name="T9_213" style:family="text">
      <style:text-properties fo:background-color="#ffffff"/>
    </style:style>
    <style:style style:name="T9_214" style:family="text">
      <style:text-properties fo:background-color="#ffffff"/>
    </style:style>
    <style:style style:name="T9_215" style:family="text">
      <style:text-properties fo:background-color="#ffffff"/>
    </style:style>
    <style:style style:name="T9_216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T11_101" style:family="text">
      <style:text-properties fo:background-color="#ffffff"/>
    </style:style>
    <style:style style:name="T11_102" style:family="text">
      <style:text-properties fo:background-color="#ffffff"/>
    </style:style>
    <style:style style:name="T11_103" style:family="text">
      <style:text-properties fo:background-color="#ffffff"/>
    </style:style>
    <style:style style:name="T11_104" style:family="text">
      <style:text-properties fo:background-color="#ffffff"/>
    </style:style>
    <style:style style:name="T11_105" style:family="text">
      <style:text-properties fo:background-color="#ffffff"/>
    </style:style>
    <style:style style:name="T11_106" style:family="text">
      <style:text-properties fo:background-color="#ffffff"/>
    </style:style>
    <style:style style:name="T11_107" style:family="text">
      <style:text-properties fo:background-color="#ffffff"/>
    </style:style>
    <style:style style:name="T11_108" style:family="text">
      <style:text-properties fo:background-color="#ffffff"/>
    </style:style>
    <style:style style:name="T11_109" style:family="text">
      <style:text-properties fo:background-color="#ffffff"/>
    </style:style>
    <style:style style:name="T11_110" style:family="text">
      <style:text-properties fo:background-color="#ffffff"/>
    </style:style>
    <style:style style:name="T11_111" style:family="text">
      <style:text-properties fo:background-color="#ffffff"/>
    </style:style>
    <style:style style:name="T11_112" style:family="text">
      <style:text-properties fo:background-color="#ffffff"/>
    </style:style>
    <style:style style:name="T11_113" style:family="text">
      <style:text-properties fo:background-color="#ffffff"/>
    </style:style>
    <style:style style:name="T11_114" style:family="text">
      <style:text-properties fo:background-color="#ffffff"/>
    </style:style>
    <style:style style:name="T11_115" style:family="text">
      <style:text-properties fo:background-color="#ffffff"/>
    </style:style>
    <style:style style:name="T11_116" style:family="text">
      <style:text-properties fo:background-color="#ffffff"/>
    </style:style>
    <style:style style:name="T11_117" style:family="text">
      <style:text-properties fo:background-color="#ffffff"/>
    </style:style>
    <style:style style:name="T11_118" style:family="text">
      <style:text-properties fo:background-color="#ffffff"/>
    </style:style>
    <style:style style:name="T11_119" style:family="text">
      <style:text-properties fo:background-color="#ffffff"/>
    </style:style>
    <style:style style:name="T11_120" style:family="text">
      <style:text-properties fo:background-color="#ffffff"/>
    </style:style>
    <style:style style:name="T11_121" style:family="text">
      <style:text-properties fo:background-color="#ffffff"/>
    </style:style>
    <style:style style:name="T11_122" style:family="text">
      <style:text-properties fo:background-color="#ffffff"/>
    </style:style>
    <style:style style:name="T11_123" style:family="text">
      <style:text-properties fo:background-color="#ffffff"/>
    </style:style>
    <style:style style:name="T11_124" style:family="text">
      <style:text-properties fo:background-color="#ffffff"/>
    </style:style>
    <style:style style:name="T11_125" style:family="text">
      <style:text-properties fo:background-color="#ffffff"/>
    </style:style>
    <style:style style:name="T11_126" style:family="text">
      <style:text-properties fo:background-color="#ffffff"/>
    </style:style>
    <style:style style:name="T11_127" style:family="text">
      <style:text-properties fo:background-color="#ffffff"/>
    </style:style>
    <style:style style:name="T11_128" style:family="text">
      <style:text-properties fo:background-color="#ffffff"/>
    </style:style>
    <style:style style:name="T11_129" style:family="text">
      <style:text-properties fo:background-color="#ffffff"/>
    </style:style>
    <style:style style:name="T11_130" style:family="text">
      <style:text-properties fo:background-color="#ffffff"/>
    </style:style>
    <style:style style:name="T11_131" style:family="text">
      <style:text-properties fo:background-color="#ffffff"/>
    </style:style>
    <style:style style:name="T11_132" style:family="text">
      <style:text-properties fo:background-color="#ffffff"/>
    </style:style>
    <style:style style:name="T11_133" style:family="text">
      <style:text-properties fo:background-color="#ffffff"/>
    </style:style>
    <style:style style:name="T11_134" style:family="text">
      <style:text-properties fo:background-color="#ffffff"/>
    </style:style>
    <style:style style:name="T11_135" style:family="text">
      <style:text-properties fo:background-color="#ffffff"/>
    </style:style>
    <style:style style:name="T11_136" style:family="text">
      <style:text-properties fo:background-color="#ffffff"/>
    </style:style>
    <style:style style:name="T11_137" style:family="text">
      <style:text-properties fo:background-color="#ffffff"/>
    </style:style>
    <style:style style:name="T11_138" style:family="text">
      <style:text-properties fo:background-color="#ffffff"/>
    </style:style>
    <style:style style:name="T11_139" style:family="text">
      <style:text-properties fo:background-color="#ffffff"/>
    </style:style>
    <style:style style:name="T11_140" style:family="text">
      <style:text-properties fo:background-color="#ffffff"/>
    </style:style>
    <style:style style:name="T11_141" style:family="text">
      <style:text-properties fo:background-color="#ffffff"/>
    </style:style>
    <style:style style:name="T11_142" style:family="text">
      <style:text-properties fo:background-color="#ffffff"/>
    </style:style>
    <style:style style:name="T11_143" style:family="text">
      <style:text-properties fo:background-color="#ffffff"/>
    </style:style>
    <style:style style:name="T11_144" style:family="text">
      <style:text-properties fo:background-color="#ffffff"/>
    </style:style>
    <style:style style:name="T11_145" style:family="text">
      <style:text-properties fo:background-color="#ffffff"/>
    </style:style>
    <style:style style:name="T11_146" style:family="text">
      <style:text-properties fo:background-color="#ffffff"/>
    </style:style>
    <style:style style:name="T11_147" style:family="text">
      <style:text-properties fo:background-color="#ffffff"/>
    </style:style>
    <style:style style:name="T11_148" style:family="text">
      <style:text-properties fo:background-color="#ffffff"/>
    </style:style>
    <style:style style:name="T11_149" style:family="text">
      <style:text-properties fo:background-color="#ffffff"/>
    </style:style>
    <style:style style:name="T11_150" style:family="text">
      <style:text-properties fo:background-color="#ffffff"/>
    </style:style>
    <style:style style:name="T11_151" style:family="text">
      <style:text-properties fo:background-color="#ffffff"/>
    </style:style>
    <style:style style:name="T11_152" style:family="text">
      <style:text-properties fo:background-color="#ffffff"/>
    </style:style>
    <style:style style:name="T11_153" style:family="text">
      <style:text-properties fo:background-color="#ffffff"/>
    </style:style>
    <style:style style:name="T11_154" style:family="text">
      <style:text-properties fo:background-color="#ffffff"/>
    </style:style>
    <style:style style:name="T11_155" style:family="text">
      <style:text-properties fo:background-color="#ffffff"/>
    </style:style>
    <style:style style:name="T11_156" style:family="text">
      <style:text-properties fo:background-color="#ffffff"/>
    </style:style>
    <style:style style:name="T11_157" style:family="text">
      <style:text-properties fo:background-color="#ffffff"/>
    </style:style>
    <style:style style:name="T11_158" style:family="text">
      <style:text-properties fo:background-color="#ffffff"/>
    </style:style>
    <style:style style:name="T11_159" style:family="text">
      <style:text-properties fo:background-color="#ffffff"/>
    </style:style>
    <style:style style:name="T11_160" style:family="text">
      <style:text-properties fo:background-color="#ffffff"/>
    </style:style>
    <style:style style:name="T11_161" style:family="text">
      <style:text-properties fo:background-color="#ffffff"/>
    </style:style>
    <style:style style:name="T11_162" style:family="text">
      <style:text-properties fo:background-color="#ffffff"/>
    </style:style>
    <style:style style:name="T11_163" style:family="text">
      <style:text-properties fo:background-color="#ffffff"/>
    </style:style>
    <style:style style:name="T11_164" style:family="text">
      <style:text-properties fo:background-color="#ffffff"/>
    </style:style>
    <style:style style:name="T11_165" style:family="text">
      <style:text-properties fo:background-color="#ffffff"/>
    </style:style>
    <style:style style:name="T11_166" style:family="text">
      <style:text-properties fo:background-color="#ffffff"/>
    </style:style>
    <style:style style:name="T11_167" style:family="text">
      <style:text-properties fo:background-color="#ffffff"/>
    </style:style>
    <style:style style:name="T11_168" style:family="text">
      <style:text-properties fo:background-color="#ffffff"/>
    </style:style>
    <style:style style:name="T11_169" style:family="text">
      <style:text-properties fo:background-color="#ffffff"/>
    </style:style>
    <style:style style:name="T11_170" style:family="text">
      <style:text-properties fo:background-color="#ffffff"/>
    </style:style>
    <style:style style:name="T11_171" style:family="text">
      <style:text-properties fo:background-color="#ffffff"/>
    </style:style>
    <style:style style:name="T11_172" style:family="text">
      <style:text-properties fo:background-color="#ffffff"/>
    </style:style>
    <style:style style:name="T11_173" style:family="text">
      <style:text-properties fo:background-color="#ffffff"/>
    </style:style>
    <style:style style:name="T11_174" style:family="text">
      <style:text-properties fo:background-color="#ffffff"/>
    </style:style>
    <style:style style:name="T11_175" style:family="text">
      <style:text-properties fo:background-color="#ffffff"/>
    </style:style>
    <style:style style:name="T11_176" style:family="text">
      <style:text-properties fo:background-color="#ffffff"/>
    </style:style>
    <style:style style:name="T11_177" style:family="text">
      <style:text-properties fo:background-color="#ffffff"/>
    </style:style>
    <style:style style:name="T11_178" style:family="text">
      <style:text-properties fo:background-color="#ffffff"/>
    </style:style>
    <style:style style:name="T11_179" style:family="text">
      <style:text-properties fo:background-color="#ffffff"/>
    </style:style>
    <style:style style:name="T11_180" style:family="text">
      <style:text-properties fo:background-color="#ffffff"/>
    </style:style>
    <style:style style:name="T11_181" style:family="text">
      <style:text-properties fo:background-color="#ffffff"/>
    </style:style>
    <style:style style:name="T11_182" style:family="text">
      <style:text-properties fo:background-color="#ffffff"/>
    </style:style>
    <style:style style:name="T11_183" style:family="text">
      <style:text-properties fo:background-color="#ffffff"/>
    </style:style>
    <style:style style:name="T11_184" style:family="text">
      <style:text-properties fo:background-color="#ffffff"/>
    </style:style>
    <style:style style:name="T11_185" style:family="text">
      <style:text-properties fo:background-color="#ffffff"/>
    </style:style>
    <style:style style:name="T11_186" style:family="text">
      <style:text-properties fo:background-color="#ffffff"/>
    </style:style>
    <style:style style:name="T11_187" style:family="text">
      <style:text-properties fo:background-color="#ffffff"/>
    </style:style>
    <style:style style:name="T11_188" style:family="text">
      <style:text-properties fo:background-color="#ffffff"/>
    </style:style>
    <style:style style:name="T11_189" style:family="text">
      <style:text-properties fo:background-color="#ffffff"/>
    </style:style>
    <style:style style:name="T11_190" style:family="text">
      <style:text-properties fo:background-color="#ffffff"/>
    </style:style>
    <style:style style:name="T11_191" style:family="text">
      <style:text-properties fo:background-color="#ffffff"/>
    </style:style>
    <style:style style:name="T11_192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background-color="#ffffff"/>
    </style:style>
    <style:style style:name="T16_2" style:family="text">
      <style:text-properties fo:background-color="#ffffff"/>
    </style:style>
    <style:style style:name="T16_3" style:family="text">
      <style:text-properties fo:background-color="#ffffff"/>
    </style:style>
    <style:style style:name="T16_4" style:family="text">
      <style:text-properties fo:background-color="#ffffff"/>
    </style:style>
    <style:style style:name="T16_5" style:family="text">
      <style:text-properties fo:background-color="#ffffff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T16_13" style:family="text">
      <style:text-properties fo:background-color="#ffffff"/>
    </style:style>
    <style:style style:name="T16_14" style:family="text">
      <style:text-properties fo:background-color="#ffffff"/>
    </style:style>
    <style:style style:name="T16_15" style:family="text">
      <style:text-properties fo:background-color="#ffffff"/>
    </style:style>
    <style:style style:name="T16_16" style:family="text">
      <style:text-properties fo:background-color="#ffffff"/>
    </style:style>
    <style:style style:name="T16_17" style:family="text">
      <style:text-properties fo:background-color="#ffffff"/>
    </style:style>
    <style:style style:name="T16_18" style:family="text">
      <style:text-properties fo:background-color="#ffffff"/>
    </style:style>
    <style:style style:name="T16_19" style:family="text">
      <style:text-properties fo:background-color="#ffffff"/>
    </style:style>
    <style:style style:name="T16_20" style:family="text">
      <style:text-properties fo:background-color="#ffffff"/>
    </style:style>
    <style:style style:name="T16_21" style:family="text">
      <style:text-properties fo:background-color="#ffffff"/>
    </style:style>
    <style:style style:name="T16_22" style:family="text">
      <style:text-properties fo:background-color="#ffffff"/>
    </style:style>
    <style:style style:name="T16_23" style:family="text">
      <style:text-properties fo:background-color="#ffffff"/>
    </style:style>
    <style:style style:name="T16_24" style:family="text">
      <style:text-properties fo:background-color="#ffffff"/>
    </style:style>
    <style:style style:name="T16_25" style:family="text">
      <style:text-properties fo:background-color="#ffffff"/>
    </style:style>
    <style:style style:name="T16_26" style:family="text">
      <style:text-properties fo:background-color="#ffffff"/>
    </style:style>
    <style:style style:name="T16_27" style:family="text">
      <style:text-properties fo:background-color="#ffffff"/>
    </style:style>
    <style:style style:name="T16_28" style:family="text">
      <style:text-properties fo:background-color="#ffffff"/>
    </style:style>
    <style:style style:name="T16_29" style:family="text">
      <style:text-properties fo:background-color="#ffffff"/>
    </style:style>
    <style:style style:name="T16_30" style:family="text">
      <style:text-properties fo:background-color="#ffffff"/>
    </style:style>
    <style:style style:name="T16_31" style:family="text">
      <style:text-properties fo:background-color="#ffffff"/>
    </style:style>
    <style:style style:name="T16_32" style:family="text">
      <style:text-properties fo:background-color="#ffffff"/>
    </style:style>
    <style:style style:name="T16_33" style:family="text">
      <style:text-properties fo:background-color="#ffffff"/>
    </style:style>
    <style:style style:name="T16_34" style:family="text">
      <style:text-properties fo:background-color="#ffffff"/>
    </style:style>
    <style:style style:name="T16_35" style:family="text">
      <style:text-properties fo:background-color="#ffffff"/>
    </style:style>
    <style:style style:name="T16_36" style:family="text">
      <style:text-properties fo:background-color="#ffffff"/>
    </style:style>
    <style:style style:name="T16_37" style:family="text">
      <style:text-properties fo:background-color="#ffffff"/>
    </style:style>
    <style:style style:name="T16_38" style:family="text">
      <style:text-properties fo:background-color="#ffffff"/>
    </style:style>
    <style:style style:name="T16_39" style:family="text">
      <style:text-properties fo:background-color="#ffffff"/>
    </style:style>
    <style:style style:name="T16_40" style:family="text">
      <style:text-properties fo:background-color="#ffffff"/>
    </style:style>
    <style:style style:name="T16_41" style:family="text">
      <style:text-properties fo:background-color="#ffffff"/>
    </style:style>
    <style:style style:name="T16_42" style:family="text">
      <style:text-properties fo:background-color="#ffffff"/>
    </style:style>
    <style:style style:name="T16_43" style:family="text">
      <style:text-properties fo:background-color="#ffffff"/>
    </style:style>
    <style:style style:name="T16_44" style:family="text">
      <style:text-properties fo:background-color="#ffffff"/>
    </style:style>
    <style:style style:name="T16_45" style:family="text">
      <style:text-properties fo:background-color="#ffffff"/>
    </style:style>
    <style:style style:name="T16_46" style:family="text">
      <style:text-properties fo:background-color="#ffffff"/>
    </style:style>
    <style:style style:name="T16_47" style:family="text">
      <style:text-properties fo:background-color="#ffffff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 fo:font-style="italic" style:font-style-asian="italic" style:font-style-complex="italic"/>
    </style:style>
    <style:style style:name="T17_40" style:family="text">
      <style:text-properties fo:background-color="#ffffff" fo:font-style="italic" style:font-style-asian="italic" style:font-style-complex="italic"/>
    </style:style>
    <style:style style:name="T17_41" style:family="text">
      <style:text-properties fo:background-color="#ffffff" fo:font-style="italic" style:font-style-asian="italic" style:font-style-complex="italic"/>
    </style:style>
    <style:style style:name="T17_42" style:family="text">
      <style:text-properties fo:background-color="#ffffff" fo:font-style="italic" style:font-style-asian="italic" style:font-style-complex="italic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 fo:font-style="italic" style:font-style-asian="italic" style:font-style-complex="italic"/>
    </style:style>
    <style:style style:name="T17_50" style:family="text">
      <style:text-properties fo:background-color="#ffffff" fo:font-style="italic" style:font-style-asian="italic" style:font-style-complex="italic"/>
    </style:style>
    <style:style style:name="T17_51" style:family="text">
      <style:text-properties fo:background-color="#ffffff" fo:font-style="italic" style:font-style-asian="italic" style:font-style-complex="italic"/>
    </style:style>
    <style:style style:name="T17_52" style:family="text">
      <style:text-properties fo:background-color="#ffffff"/>
    </style:style>
    <style:style style:name="T17_53" style:family="text">
      <style:text-properties fo:background-color="#ffffff" fo:font-style="italic" style:font-style-asian="italic" style:font-style-complex="italic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T18_29" style:family="text">
      <style:text-properties fo:background-color="#ffffff"/>
    </style:style>
    <style:style style:name="T18_30" style:family="text">
      <style:text-properties fo:background-color="#ffffff"/>
    </style:style>
    <style:style style:name="T18_31" style:family="text">
      <style:text-properties fo:background-color="#ffffff"/>
    </style:style>
    <style:style style:name="T18_32" style:family="text">
      <style:text-properties fo:background-color="#ffffff"/>
    </style:style>
    <style:style style:name="T18_33" style:family="text">
      <style:text-properties fo:background-color="#ffffff"/>
    </style:style>
    <style:style style:name="T18_34" style:family="text">
      <style:text-properties fo:background-color="#ffffff"/>
    </style:style>
    <style:style style:name="T18_35" style:family="text">
      <style:text-properties fo:background-color="#ffffff"/>
    </style:style>
    <style:style style:name="T18_36" style:family="text">
      <style:text-properties fo:background-color="#ffffff"/>
    </style:style>
    <style:style style:name="T18_37" style:family="text">
      <style:text-properties fo:background-color="#ffffff"/>
    </style:style>
    <style:style style:name="T18_38" style:family="text">
      <style:text-properties fo:background-color="#ffffff"/>
    </style:style>
    <style:style style:name="T18_39" style:family="text">
      <style:text-properties fo:background-color="#ffffff"/>
    </style:style>
    <style:style style:name="T18_40" style:family="text">
      <style:text-properties fo:background-color="#ffffff"/>
    </style:style>
    <style:style style:name="T18_41" style:family="text">
      <style:text-properties fo:background-color="#ffffff"/>
    </style:style>
    <style:style style:name="T18_42" style:family="text">
      <style:text-properties fo:background-color="#ffffff"/>
    </style:style>
    <style:style style:name="T18_43" style:family="text">
      <style:text-properties fo:background-color="#ffffff"/>
    </style:style>
    <style:style style:name="T18_44" style:family="text">
      <style:text-properties fo:background-color="#ffffff"/>
    </style:style>
    <style:style style:name="T18_45" style:family="text">
      <style:text-properties fo:background-color="#ffffff"/>
    </style:style>
    <style:style style:name="T18_46" style:family="text">
      <style:text-properties fo:background-color="#ffffff"/>
    </style:style>
    <style:style style:name="T18_47" style:family="text">
      <style:text-properties fo:background-color="#ffffff"/>
    </style:style>
    <style:style style:name="T18_48" style:family="text">
      <style:text-properties fo:background-color="#ffffff"/>
    </style:style>
    <style:style style:name="T18_49" style:family="text">
      <style:text-properties fo:background-color="#ffffff"/>
    </style:style>
    <style:style style:name="T18_50" style:family="text">
      <style:text-properties fo:background-color="#ffffff"/>
    </style:style>
    <style:style style:name="T18_51" style:family="text">
      <style:text-properties fo:background-color="#ffffff"/>
    </style:style>
    <style:style style:name="T18_52" style:family="text">
      <style:text-properties fo:background-color="#ffffff"/>
    </style:style>
    <style:style style:name="T18_53" style:family="text">
      <style:text-properties fo:background-color="#ffffff"/>
    </style:style>
    <style:style style:name="T18_54" style:family="text">
      <style:text-properties fo:background-color="#ffffff"/>
    </style:style>
    <style:style style:name="T18_55" style:family="text">
      <style:text-properties fo:background-color="#ffffff"/>
    </style:style>
    <style:style style:name="T18_56" style:family="text">
      <style:text-properties fo:background-color="#ffffff"/>
    </style:style>
    <style:style style:name="T18_57" style:family="text">
      <style:text-properties fo:background-color="#ffffff"/>
    </style:style>
    <style:style style:name="T18_58" style:family="text">
      <style:text-properties fo:background-color="#ffffff"/>
    </style:style>
    <style:style style:name="T18_59" style:family="text">
      <style:text-properties fo:background-color="#ffffff"/>
    </style:style>
    <style:style style:name="T18_60" style:family="text">
      <style:text-properties fo:background-color="#ffffff"/>
    </style:style>
    <style:style style:name="T18_61" style:family="text">
      <style:text-properties fo:background-color="#ffffff"/>
    </style:style>
    <style:style style:name="T18_62" style:family="text">
      <style:text-properties fo:background-color="#ffffff"/>
    </style:style>
    <style:style style:name="T18_63" style:family="text">
      <style:text-properties fo:background-color="#ffffff"/>
    </style:style>
    <style:style style:name="T18_64" style:family="text">
      <style:text-properties fo:background-color="#ffffff"/>
    </style:style>
    <style:style style:name="T18_65" style:family="text">
      <style:text-properties fo:background-color="#ffffff"/>
    </style:style>
    <style:style style:name="T18_66" style:family="text">
      <style:text-properties fo:background-color="#ffffff"/>
    </style:style>
    <style:style style:name="P1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T20_26" style:family="text">
      <style:text-properties fo:background-color="#ffffff"/>
    </style:style>
    <style:style style:name="T20_27" style:family="text">
      <style:text-properties fo:background-color="#ffffff"/>
    </style:style>
    <style:style style:name="T20_28" style:family="text">
      <style:text-properties fo:background-color="#ffffff"/>
    </style:style>
    <style:style style:name="T20_29" style:family="text">
      <style:text-properties fo:background-color="#ffffff"/>
    </style:style>
    <style:style style:name="T20_30" style:family="text">
      <style:text-properties fo:background-color="#ffffff"/>
    </style:style>
    <style:style style:name="T20_31" style:family="text">
      <style:text-properties fo:background-color="#ffffff"/>
    </style:style>
    <style:style style:name="T20_32" style:family="text">
      <style:text-properties fo:background-color="#ffffff"/>
    </style:style>
    <style:style style:name="T20_33" style:family="text">
      <style:text-properties fo:background-color="#ffffff"/>
    </style:style>
    <style:style style:name="T20_34" style:family="text">
      <style:text-properties fo:background-color="#ffffff"/>
    </style:style>
    <style:style style:name="T20_35" style:family="text">
      <style:text-properties fo:background-color="#ffffff"/>
    </style:style>
    <style:style style:name="T20_36" style:family="text">
      <style:text-properties fo:background-color="#ffffff"/>
    </style:style>
    <style:style style:name="T20_37" style:family="text">
      <style:text-properties fo:background-color="#ffffff"/>
    </style:style>
    <style:style style:name="T20_38" style:family="text">
      <style:text-properties fo:background-color="#ffffff"/>
    </style:style>
    <style:style style:name="T20_39" style:family="text">
      <style:text-properties fo:background-color="#ffffff"/>
    </style:style>
    <style:style style:name="T20_40" style:family="text">
      <style:text-properties fo:background-color="#ffffff"/>
    </style:style>
    <style:style style:name="T20_41" style:family="text">
      <style:text-properties fo:background-color="#ffffff"/>
    </style:style>
    <style:style style:name="T20_42" style:family="text">
      <style:text-properties fo:background-color="#ffffff"/>
    </style:style>
    <style:style style:name="T20_43" style:family="text">
      <style:text-properties fo:background-color="#ffffff"/>
    </style:style>
    <style:style style:name="T20_44" style:family="text">
      <style:text-properties fo:background-color="#ffffff"/>
    </style:style>
    <style:style style:name="T20_45" style:family="text">
      <style:text-properties fo:background-color="#ffffff"/>
    </style:style>
    <style:style style:name="T20_46" style:family="text">
      <style:text-properties fo:background-color="#ffffff"/>
    </style:style>
    <style:style style:name="T20_47" style:family="text">
      <style:text-properties fo:background-color="#ffffff"/>
    </style:style>
    <style:style style:name="T20_48" style:family="text">
      <style:text-properties fo:background-color="#ffffff"/>
    </style:style>
    <style:style style:name="T20_49" style:family="text">
      <style:text-properties fo:background-color="#ffffff"/>
    </style:style>
    <style:style style:name="T20_50" style:family="text">
      <style:text-properties fo:background-color="#ffffff"/>
    </style:style>
    <style:style style:name="T20_51" style:family="text">
      <style:text-properties fo:background-color="#ffffff"/>
    </style:style>
    <style:style style:name="T20_52" style:family="text">
      <style:text-properties fo:background-color="#ffffff"/>
    </style:style>
    <style:style style:name="T20_53" style:family="text">
      <style:text-properties fo:background-color="#ffffff"/>
    </style:style>
    <style:style style:name="T20_54" style:family="text">
      <style:text-properties fo:background-color="#ffffff"/>
    </style:style>
    <style:style style:name="T20_55" style:family="text">
      <style:text-properties fo:background-color="#ffffff"/>
    </style:style>
    <style:style style:name="T20_56" style:family="text">
      <style:text-properties fo:background-color="#ffffff"/>
    </style:style>
    <style:style style:name="T20_57" style:family="text">
      <style:text-properties fo:background-color="#ffffff"/>
    </style:style>
    <style:style style:name="T20_58" style:family="text">
      <style:text-properties fo:background-color="#ffffff"/>
    </style:style>
    <style:style style:name="T20_59" style:family="text">
      <style:text-properties fo:background-color="#ffffff"/>
    </style:style>
    <style:style style:name="T20_60" style:family="text">
      <style:text-properties fo:background-color="#ffffff"/>
    </style:style>
    <style:style style:name="T20_61" style:family="text">
      <style:text-properties fo:background-color="#ffffff"/>
    </style:style>
    <style:style style:name="T20_62" style:family="text">
      <style:text-properties fo:background-color="#ffffff"/>
    </style:style>
    <style:style style:name="T20_63" style:family="text">
      <style:text-properties fo:background-color="#ffffff"/>
    </style:style>
    <style:style style:name="T20_64" style:family="text">
      <style:text-properties fo:background-color="#ffffff"/>
    </style:style>
    <style:style style:name="T20_65" style:family="text">
      <style:text-properties fo:background-color="#ffffff"/>
    </style:style>
    <style:style style:name="T20_66" style:family="text">
      <style:text-properties fo:background-color="#ffffff"/>
    </style:style>
    <style:style style:name="T20_67" style:family="text">
      <style:text-properties fo:background-color="#ffffff"/>
    </style:style>
    <style:style style:name="T20_68" style:family="text">
      <style:text-properties fo:background-color="#ffffff"/>
    </style:style>
    <style:style style:name="T20_69" style:family="text">
      <style:text-properties fo:background-color="#ffffff"/>
    </style:style>
    <style:style style:name="T20_70" style:family="text">
      <style:text-properties fo:background-color="#ffffff"/>
    </style:style>
    <style:style style:name="T20_71" style:family="text">
      <style:text-properties fo:background-color="#ffffff"/>
    </style:style>
    <style:style style:name="T20_72" style:family="text">
      <style:text-properties fo:background-color="#ffffff"/>
    </style:style>
    <style:style style:name="T20_73" style:family="text">
      <style:text-properties fo:background-color="#ffffff"/>
    </style:style>
    <style:style style:name="T20_74" style:family="text">
      <style:text-properties fo:background-color="#ffffff"/>
    </style:style>
    <style:style style:name="T20_75" style:family="text">
      <style:text-properties fo:background-color="#ffffff"/>
    </style:style>
    <style:style style:name="T20_76" style:family="text">
      <style:text-properties fo:background-color="#ffffff"/>
    </style:style>
    <style:style style:name="T20_77" style:family="text">
      <style:text-properties fo:background-color="#ffffff"/>
    </style:style>
    <style:style style:name="T20_78" style:family="text">
      <style:text-properties fo:background-color="#ffffff"/>
    </style:style>
    <style:style style:name="T20_79" style:family="text">
      <style:text-properties fo:background-color="#ffffff"/>
    </style:style>
    <style:style style:name="T20_80" style:family="text">
      <style:text-properties fo:background-color="#ffffff"/>
    </style:style>
    <style:style style:name="T20_81" style:family="text">
      <style:text-properties fo:background-color="#ffffff"/>
    </style:style>
    <style:style style:name="T20_82" style:family="text">
      <style:text-properties fo:background-color="#ffffff"/>
    </style:style>
    <style:style style:name="T20_83" style:family="text">
      <style:text-properties fo:background-color="#ffffff"/>
    </style:style>
    <style:style style:name="T20_84" style:family="text">
      <style:text-properties fo:background-color="#ffffff"/>
    </style:style>
    <style:style style:name="T20_85" style:family="text">
      <style:text-properties fo:background-color="#ffffff"/>
    </style:style>
    <style:style style:name="T20_86" style:family="text">
      <style:text-properties fo:background-color="#ffffff"/>
    </style:style>
    <style:style style:name="T20_87" style:family="text">
      <style:text-properties fo:background-color="#ffffff"/>
    </style:style>
    <style:style style:name="T20_88" style:family="text">
      <style:text-properties fo:background-color="#ffffff"/>
    </style:style>
    <style:style style:name="T20_89" style:family="text">
      <style:text-properties fo:background-color="#ffffff"/>
    </style:style>
    <style:style style:name="T20_90" style:family="text">
      <style:text-properties fo:background-color="#ffffff"/>
    </style:style>
    <style:style style:name="T20_91" style:family="text">
      <style:text-properties fo:background-color="#ffffff"/>
    </style:style>
    <style:style style:name="T20_92" style:family="text">
      <style:text-properties fo:background-color="#ffffff"/>
    </style:style>
    <style:style style:name="T20_93" style:family="text">
      <style:text-properties fo:background-color="#ffffff"/>
    </style:style>
    <style:style style:name="T20_94" style:family="text">
      <style:text-properties fo:background-color="#ffffff"/>
    </style:style>
    <style:style style:name="T20_95" style:family="text">
      <style:text-properties fo:background-color="#ffffff"/>
    </style:style>
    <style:style style:name="T20_96" style:family="text">
      <style:text-properties fo:background-color="#ffffff"/>
    </style:style>
    <style:style style:name="T20_97" style:family="text">
      <style:text-properties fo:background-color="#ffffff"/>
    </style:style>
    <style:style style:name="T20_98" style:family="text">
      <style:text-properties fo:background-color="#ffffff"/>
    </style:style>
    <style:style style:name="T20_99" style:family="text">
      <style:text-properties fo:background-color="#ffffff"/>
    </style:style>
    <style:style style:name="T20_100" style:family="text">
      <style:text-properties fo:background-color="#ffffff"/>
    </style:style>
    <style:style style:name="T20_101" style:family="text">
      <style:text-properties fo:background-color="#ffffff"/>
    </style:style>
    <style:style style:name="T20_102" style:family="text">
      <style:text-properties fo:background-color="#ffffff"/>
    </style:style>
    <style:style style:name="T20_103" style:family="text">
      <style:text-properties fo:background-color="#ffffff"/>
    </style:style>
    <style:style style:name="T20_104" style:family="text">
      <style:text-properties fo:background-color="#ffffff"/>
    </style:style>
    <style:style style:name="T20_105" style:family="text">
      <style:text-properties fo:background-color="#ffffff"/>
    </style:style>
    <style:style style:name="T20_106" style:family="text">
      <style:text-properties fo:background-color="#ffffff"/>
    </style:style>
    <style:style style:name="T20_107" style:family="text">
      <style:text-properties fo:background-color="#ffffff"/>
    </style:style>
    <style:style style:name="T20_108" style:family="text">
      <style:text-properties fo:background-color="#ffffff"/>
    </style:style>
    <style:style style:name="T20_109" style:family="text">
      <style:text-properties fo:background-color="#ffffff"/>
    </style:style>
    <style:style style:name="T20_110" style:family="text">
      <style:text-properties fo:background-color="#ffffff"/>
    </style:style>
    <style:style style:name="T20_111" style:family="text">
      <style:text-properties fo:background-color="#ffffff"/>
    </style:style>
    <style:style style:name="T20_112" style:family="text">
      <style:text-properties fo:background-color="#ffffff"/>
    </style:style>
    <style:style style:name="T20_113" style:family="text">
      <style:text-properties fo:background-color="#ffffff"/>
    </style:style>
    <style:style style:name="T20_114" style:family="text">
      <style:text-properties fo:background-color="#ffffff"/>
    </style:style>
    <style:style style:name="T20_115" style:family="text">
      <style:text-properties fo:background-color="#ffffff"/>
    </style:style>
    <style:style style:name="T20_116" style:family="text">
      <style:text-properties fo:background-color="#ffffff"/>
    </style:style>
    <style:style style:name="T20_117" style:family="text">
      <style:text-properties fo:background-color="#ffffff"/>
    </style:style>
    <style:style style:name="T20_118" style:family="text">
      <style:text-properties fo:background-color="#ffffff"/>
    </style:style>
    <style:style style:name="T20_119" style:family="text">
      <style:text-properties fo:background-color="#ffffff"/>
    </style:style>
    <style:style style:name="T20_120" style:family="text">
      <style:text-properties fo:background-color="#ffffff"/>
    </style:style>
    <style:style style:name="T20_121" style:family="text">
      <style:text-properties fo:background-color="#ffffff"/>
    </style:style>
    <style:style style:name="T20_122" style:family="text">
      <style:text-properties fo:background-color="#ffffff"/>
    </style:style>
    <style:style style:name="T20_123" style:family="text">
      <style:text-properties fo:background-color="#ffffff"/>
    </style:style>
    <style:style style:name="T20_124" style:family="text">
      <style:text-properties fo:background-color="#ffffff"/>
    </style:style>
    <style:style style:name="T20_125" style:family="text">
      <style:text-properties fo:background-color="#ffffff"/>
    </style:style>
    <style:style style:name="T20_126" style:family="text">
      <style:text-properties fo:background-color="#ffffff"/>
    </style:style>
    <style:style style:name="T20_127" style:family="text">
      <style:text-properties fo:background-color="#ffffff"/>
    </style:style>
    <style:style style:name="T20_128" style:family="text">
      <style:text-properties fo:background-color="#ffffff"/>
    </style:style>
    <style:style style:name="T20_129" style:family="text">
      <style:text-properties fo:background-color="#ffffff"/>
    </style:style>
    <style:style style:name="T20_130" style:family="text">
      <style:text-properties fo:background-color="#ffffff"/>
    </style:style>
    <style:style style:name="T20_131" style:family="text">
      <style:text-properties fo:background-color="#ffffff"/>
    </style:style>
    <style:style style:name="T20_132" style:family="text">
      <style:text-properties fo:background-color="#ffffff"/>
    </style:style>
    <style:style style:name="T20_133" style:family="text">
      <style:text-properties fo:background-color="#ffffff"/>
    </style:style>
    <style:style style:name="T20_134" style:family="text">
      <style:text-properties fo:background-color="#ffffff"/>
    </style:style>
    <style:style style:name="T20_135" style:family="text">
      <style:text-properties fo:background-color="#ffffff"/>
    </style:style>
    <style:style style:name="T20_136" style:family="text">
      <style:text-properties fo:background-color="#ffffff"/>
    </style:style>
    <style:style style:name="T20_137" style:family="text">
      <style:text-properties fo:background-color="#ffffff"/>
    </style:style>
    <style:style style:name="T20_138" style:family="text">
      <style:text-properties fo:background-color="#ffffff"/>
    </style:style>
    <style:style style:name="T20_139" style:family="text">
      <style:text-properties fo:background-color="#ffffff"/>
    </style:style>
    <style:style style:name="T20_140" style:family="text">
      <style:text-properties fo:background-color="#ffffff"/>
    </style:style>
    <style:style style:name="T20_141" style:family="text">
      <style:text-properties fo:background-color="#ffffff"/>
    </style:style>
    <style:style style:name="T20_142" style:family="text">
      <style:text-properties fo:background-color="#ffffff"/>
    </style:style>
    <style:style style:name="T20_143" style:family="text">
      <style:text-properties fo:background-color="#ffffff"/>
    </style:style>
    <style:style style:name="T20_144" style:family="text">
      <style:text-properties fo:background-color="#ffffff"/>
    </style:style>
    <style:style style:name="T20_145" style:family="text">
      <style:text-properties fo:background-color="#ffffff"/>
    </style:style>
    <style:style style:name="T20_146" style:family="text">
      <style:text-properties fo:background-color="#ffffff"/>
    </style:style>
    <style:style style:name="T20_147" style:family="text">
      <style:text-properties fo:background-color="#ffffff"/>
    </style:style>
    <style:style style:name="T20_148" style:family="text">
      <style:text-properties fo:background-color="#ffffff"/>
    </style:style>
    <style:style style:name="T20_149" style:family="text">
      <style:text-properties fo:background-color="#ffffff"/>
    </style:style>
    <style:style style:name="T20_150" style:family="text">
      <style:text-properties fo:background-color="#ffffff"/>
    </style:style>
    <style:style style:name="T20_151" style:family="text">
      <style:text-properties fo:background-color="#ffffff"/>
    </style:style>
    <style:style style:name="T20_152" style:family="text">
      <style:text-properties fo:background-color="#ffffff"/>
    </style:style>
    <style:style style:name="T20_153" style:family="text">
      <style:text-properties fo:background-color="#ffffff"/>
    </style:style>
    <style:style style:name="T20_154" style:family="text">
      <style:text-properties fo:background-color="#ffffff"/>
    </style:style>
    <style:style style:name="T20_155" style:family="text">
      <style:text-properties fo:background-color="#ffffff"/>
    </style:style>
    <style:style style:name="T20_156" style:family="text">
      <style:text-properties fo:background-color="#ffffff"/>
    </style:style>
    <style:style style:name="T20_157" style:family="text">
      <style:text-properties fo:background-color="#ffffff"/>
    </style:style>
    <style:style style:name="T20_158" style:family="text">
      <style:text-properties fo:background-color="#ffffff"/>
    </style:style>
    <style:style style:name="T20_159" style:family="text">
      <style:text-properties fo:background-color="#ffffff"/>
    </style:style>
    <style:style style:name="T20_160" style:family="text">
      <style:text-properties fo:background-color="#ffffff"/>
    </style:style>
    <style:style style:name="T20_161" style:family="text">
      <style:text-properties fo:background-color="#ffffff"/>
    </style:style>
    <style:style style:name="T20_162" style:family="text">
      <style:text-properties fo:background-color="#ffffff"/>
    </style:style>
    <style:style style:name="T20_163" style:family="text">
      <style:text-properties fo:background-color="#ffffff"/>
    </style:style>
    <style:style style:name="T20_164" style:family="text">
      <style:text-properties fo:background-color="#ffffff"/>
    </style:style>
    <style:style style:name="T20_165" style:family="text">
      <style:text-properties fo:background-color="#ffffff"/>
    </style:style>
    <style:style style:name="T20_166" style:family="text">
      <style:text-properties fo:background-color="#ffffff"/>
    </style:style>
    <style:style style:name="T20_167" style:family="text">
      <style:text-properties fo:background-color="#ffffff"/>
    </style:style>
    <style:style style:name="T20_168" style:family="text">
      <style:text-properties fo:background-color="#ffffff"/>
    </style:style>
    <style:style style:name="T20_169" style:family="text">
      <style:text-properties fo:background-color="#ffffff"/>
    </style:style>
    <style:style style:name="T20_170" style:family="text">
      <style:text-properties fo:background-color="#ffffff"/>
    </style:style>
    <style:style style:name="T20_171" style:family="text">
      <style:text-properties fo:background-color="#ffffff"/>
    </style:style>
    <style:style style:name="T20_172" style:family="text">
      <style:text-properties fo:background-color="#ffffff"/>
    </style:style>
    <style:style style:name="T20_173" style:family="text">
      <style:text-properties fo:background-color="#ffffff"/>
    </style:style>
    <style:style style:name="T20_174" style:family="text">
      <style:text-properties fo:background-color="#ffffff"/>
    </style:style>
    <style:style style:name="T20_175" style:family="text">
      <style:text-properties fo:background-color="#ffffff"/>
    </style:style>
    <style:style style:name="T20_176" style:family="text">
      <style:text-properties fo:background-color="#ffffff"/>
    </style:style>
    <style:style style:name="T20_177" style:family="text">
      <style:text-properties fo:background-color="#ffffff"/>
    </style:style>
    <style:style style:name="T20_178" style:family="text">
      <style:text-properties fo:background-color="#ffffff"/>
    </style:style>
    <style:style style:name="T20_179" style:family="text">
      <style:text-properties fo:background-color="#ffffff"/>
    </style:style>
    <style:style style:name="T20_180" style:family="text">
      <style:text-properties fo:background-color="#ffffff"/>
    </style:style>
    <style:style style:name="T20_181" style:family="text">
      <style:text-properties fo:background-color="#ffffff"/>
    </style:style>
    <style:style style:name="T20_182" style:family="text"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P2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6_1" style:family="text">
      <style:text-properties fo:color="#000000" style:font-name="Arial" style:font-name-asian="Arial" style:font-name-complex="Arial"/>
    </style:style>
    <style:style style:name="T26_2" style:family="text">
      <style:text-properties fo:color="#000000" style:font-name="Arial" style:font-name-asian="Arial" style:font-name-complex="Arial"/>
    </style:style>
    <style:style style:name="T26_3" style:family="text">
      <style:text-properties fo:color="#000000" style:font-name="Arial" style:font-name-asian="Arial" style:font-name-complex="Arial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background-color="#ffffff"/>
    </style:style>
    <style:style style:name="T27_2" style:family="text">
      <style:text-properties fo:background-color="#ffffff"/>
    </style:style>
    <style:style style:name="T27_3" style:family="text">
      <style:text-properties fo:background-color="#ffffff"/>
    </style:style>
    <style:style style:name="T27_4" style:family="text">
      <style:text-properties fo:background-color="#ffffff"/>
    </style:style>
    <style:style style:name="T27_5" style:family="text">
      <style:text-properties fo:background-color="#ffffff"/>
    </style:style>
    <style:style style:name="T27_6" style:family="text">
      <style:text-properties fo:background-color="#ffffff"/>
    </style:style>
    <style:style style:name="T27_7" style:family="text">
      <style:text-properties fo:background-color="#ffffff"/>
    </style:style>
    <style:style style:name="T27_8" style:family="text">
      <style:text-properties fo:background-color="#ffffff"/>
    </style:style>
    <style:style style:name="T27_9" style:family="text">
      <style:text-properties fo:background-color="#ffffff"/>
    </style:style>
    <style:style style:name="T27_10" style:family="text">
      <style:text-properties fo:background-color="#ffffff"/>
    </style:style>
    <style:style style:name="T27_11" style:family="text">
      <style:text-properties fo:background-color="#ffffff"/>
    </style:style>
    <style:style style:name="T27_12" style:family="text">
      <style:text-properties fo:background-color="#ffffff"/>
    </style:style>
    <style:style style:name="T27_13" style:family="text">
      <style:text-properties fo:background-color="#ffffff"/>
    </style:style>
    <style:style style:name="T27_14" style:family="text">
      <style:text-properties fo:background-color="#ffffff"/>
    </style:style>
    <style:style style:name="T27_15" style:family="text">
      <style:text-properties fo:background-color="#ffffff"/>
    </style:style>
    <style:style style:name="T27_16" style:family="text">
      <style:text-properties fo:background-color="#ffffff"/>
    </style:style>
    <style:style style:name="T27_17" style:family="text">
      <style:text-properties fo:background-color="#ffffff"/>
    </style:style>
    <style:style style:name="T27_18" style:family="text">
      <style:text-properties fo:background-color="#ffffff"/>
    </style:style>
    <style:style style:name="T27_19" style:family="text">
      <style:text-properties fo:background-color="#ffffff"/>
    </style:style>
    <style:style style:name="T27_20" style:family="text">
      <style:text-properties fo:background-color="#ffffff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/>
    </style:style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T28_8" style:family="text">
      <style:text-properties fo:background-color="#ffffff"/>
    </style:style>
    <style:style style:name="T28_9" style:family="text">
      <style:text-properties fo:background-color="#ffffff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T29_4" style:family="text">
      <style:text-properties fo:background-color="#ffffff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T29_14" style:family="text">
      <style:text-properties fo:background-color="#ffffff"/>
    </style:style>
    <style:style style:name="T29_15" style:family="text">
      <style:text-properties fo:background-color="#ffffff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T30_10" style:family="text">
      <style:text-properties fo:background-color="#ffffff"/>
    </style:style>
    <style:style style:name="T30_11" style:family="text">
      <style:text-properties fo:background-color="#ffffff"/>
    </style:style>
    <style:style style:name="T30_12" style:family="text">
      <style:text-properties fo:background-color="#ffffff"/>
    </style:style>
    <style:style style:name="T30_13" style:family="text">
      <style:text-properties fo:background-color="#ffffff"/>
    </style:style>
    <style:style style:name="T30_14" style:family="text">
      <style:text-properties fo:background-color="#ffffff"/>
    </style:style>
    <style:style style:name="T30_15" style:family="text">
      <style:text-properties fo:background-color="#ffffff"/>
    </style:style>
    <style:style style:name="T30_16" style:family="text">
      <style:text-properties fo:background-color="#ffffff"/>
    </style:style>
    <style:style style:name="T30_17" style:family="text">
      <style:text-properties fo:background-color="#ffffff"/>
    </style:style>
    <style:style style:name="T30_18" style:family="text">
      <style:text-properties fo:background-color="#ffffff"/>
    </style:style>
    <style:style style:name="T30_19" style:family="text">
      <style:text-properties fo:background-color="#ffffff"/>
    </style:style>
    <style:style style:name="T30_20" style:family="text">
      <style:text-properties fo:background-color="#ffffff"/>
    </style:style>
    <style:style style:name="T30_21" style:family="text">
      <style:text-properties fo:background-color="#ffffff"/>
    </style:style>
    <style:style style:name="T30_22" style:family="text">
      <style:text-properties fo:background-color="#ffffff"/>
    </style:style>
    <style:style style:name="T30_23" style:family="text">
      <style:text-properties fo:background-color="#ffffff"/>
    </style:style>
    <style:style style:name="T30_24" style:family="text">
      <style:text-properties fo:background-color="#ffffff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T31_11" style:family="text">
      <style:text-properties fo:background-color="#ffffff"/>
    </style:style>
    <style:style style:name="T31_12" style:family="text">
      <style:text-properties fo:background-color="#ffffff"/>
    </style:style>
    <style:style style:name="T31_13" style:family="text">
      <style:text-properties fo:background-color="#ffffff"/>
    </style:style>
    <style:style style:name="T31_14" style:family="text">
      <style:text-properties fo:background-color="#ffffff"/>
    </style:style>
    <style:style style:name="T31_15" style:family="text">
      <style:text-properties fo:background-color="#ffffff"/>
    </style:style>
    <style:style style:name="T31_16" style:family="text">
      <style:text-properties fo:background-color="#ffffff"/>
    </style:style>
    <style:style style:name="T31_17" style:family="text">
      <style:text-properties fo:background-color="#ffffff"/>
    </style:style>
    <style:style style:name="T31_18" style:family="text">
      <style:text-properties fo:background-color="#ffffff"/>
    </style:style>
    <style:style style:name="T31_19" style:family="text">
      <style:text-properties fo:background-color="#ffffff"/>
    </style:style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T32_17" style:family="text">
      <style:text-properties fo:background-color="#ffffff"/>
    </style:style>
    <style:style style:name="T32_18" style:family="text">
      <style:text-properties fo:background-color="#ffffff"/>
    </style:style>
    <style:style style:name="T32_19" style:family="text">
      <style:text-properties fo:background-color="#ffffff"/>
    </style:style>
    <style:style style:name="T32_20" style:family="text">
      <style:text-properties fo:background-color="#ffffff"/>
    </style:style>
    <style:style style:name="T32_21" style:family="text">
      <style:text-properties fo:background-color="#ffffff"/>
    </style:style>
    <style:style style:name="T32_22" style:family="text">
      <style:text-properties fo:background-color="#ffffff"/>
    </style:style>
    <style:style style:name="T32_23" style:family="text">
      <style:text-properties fo:background-color="#ffffff"/>
    </style:style>
    <style:style style:name="T32_24" style:family="text">
      <style:text-properties fo:background-color="#ffffff"/>
    </style:style>
    <style:style style:name="T32_25" style:family="text">
      <style:text-properties fo:background-color="#ffffff"/>
    </style:style>
    <style:style style:name="T32_26" style:family="text">
      <style:text-properties fo:background-color="#ffffff"/>
    </style:style>
    <style:style style:name="T32_27" style:family="text">
      <style:text-properties fo:background-color="#ffffff"/>
    </style:style>
    <style:style style:name="T32_28" style:family="text">
      <style:text-properties fo:background-color="#ffffff"/>
    </style:style>
    <style:style style:name="T32_29" style:family="text">
      <style:text-properties fo:background-color="#ffffff"/>
    </style:style>
    <style:style style:name="T32_30" style:family="text">
      <style:text-properties fo:background-color="#ffffff"/>
    </style:style>
    <style:style style:name="T32_31" style:family="text">
      <style:text-properties fo:background-color="#ffffff"/>
    </style:style>
    <style:style style:name="T32_32" style:family="text">
      <style:text-properties fo:background-color="#ffffff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hr9bb3y6y1su"/><text:bookmark-end text:name="h.hr9bb3y6y1su"/><text:span text:style-name="T1_1">Alister</text:span><text:span text:style-name="T1_2"><text:s/></text:span><text:span text:style-name="T1_3">Rudden</text:span><text:span text:style-name="T1_4"><text:s/>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Alister</text:span><text:span text:style-name="T3_6"><text:s/></text:span><text:span text:style-name="T3_7">Rudden</text:span><text:span text:style-name="T3_8">,<text:s/></text:span><text:span text:style-name="T3_9">town</text:span><text:span text:style-name="T3_10"><text:s/></text:span><text:span text:style-name="T3_11">cooper</text:span><text:span text:style-name="T3_12"><text:s/></text:span><text:span text:style-name="T3_13">and</text:span><text:span text:style-name="T3_14"><text:s/></text:span><text:span text:style-name="T3_15">general</text:span><text:span text:style-name="T3_16"><text:s/></text:span><text:span text:style-name="T3_17">ne</text:span><text:span text:style-name="T3_18">’</text:span><text:span text:style-name="T3_19">er</text:span><text:span text:style-name="T3_20">-</text:span><text:span text:style-name="T3_21">do</text:span><text:span text:style-name="T3_22">-</text:span><text:span text:style-name="T3_23">well</text:span><text:span text:style-name="T3_24">.<text:s/></text:span><text:span text:style-name="T3_25">Recently</text:span><text:span text:style-name="T3_26"><text:s/></text:span><text:span text:style-name="T3_27">things</text:span><text:span text:style-name="T3_28"><text:s/></text:span><text:span text:style-name="T3_29">have</text:span><text:span text:style-name="T3_30"><text:s/></text:span><text:span text:style-name="T3_31">been</text:span><text:span text:style-name="T3_32"><text:s/></text:span><text:span text:style-name="T3_33">stacking</text:span><text:span text:style-name="T3_34"><text:s/></text:span><text:span text:style-name="T3_35">against</text:span><text:span text:style-name="T3_36"><text:s/></text:span><text:span text:style-name="T3_37">you</text:span><text:span text:style-name="T3_38"><text:s/></text:span><text:span text:style-name="T3_39">and</text:span><text:span text:style-name="T3_40"><text:s/></text:span><text:span text:style-name="T3_41">it</text:span><text:span text:style-name="T3_42">’</text:span><text:span text:style-name="T3_43">s</text:span><text:span text:style-name="T3_44"><text:s/></text:span><text:span text:style-name="T3_45">time</text:span><text:span text:style-name="T3_46"><text:s/></text:span><text:span text:style-name="T3_47">to</text:span><text:span text:style-name="T3_48"><text:s/></text:span><text:span text:style-name="T3_49">beg</text:span><text:span text:style-name="T3_50">,<text:s/></text:span><text:span text:style-name="T3_51">barter</text:span><text:span text:style-name="T3_52">,<text:s/></text:span><text:span text:style-name="T3_53">steal</text:span><text:span text:style-name="T3_54"><text:s/></text:span><text:span text:style-name="T3_55">and</text:span><text:span text:style-name="T3_56"><text:s/></text:span><text:span text:style-name="T3_57">scheme</text:span><text:span text:style-name="T3_58"><text:s/></text:span><text:span text:style-name="T3_59">your</text:span><text:span text:style-name="T3_60"><text:s/></text:span><text:span text:style-name="T3_61">way</text:span><text:span text:style-name="T3_62"><text:s/></text:span><text:span text:style-name="T3_63">out</text:span><text:span text:style-name="T3_64"><text:s/></text:span><text:span text:style-name="T3_65">of</text:span><text:span text:style-name="T3_66"><text:s/></text:span><text:span text:style-name="T3_67">them</text:span><text:span text:style-name="T3_68"><text:s/></text:span><text:span text:style-name="T3_69">before</text:span><text:span text:style-name="T3_70"><text:s/></text:span><text:span text:style-name="T3_71">they</text:span><text:span text:style-name="T3_72"><text:s/></text:span><text:span text:style-name="T3_73">all</text:span><text:span text:style-name="T3_74"><text:s/></text:span><text:span text:style-name="T3_75">topple</text:span><text:span text:style-name="T3_76"><text:s/></text:span><text:span text:style-name="T3_77">over</text:span><text:span text:style-name="T3_78">.<text:s/></text:span></text:p>
      <text:p text:style-name="P4"/>
      <text:p text:style-name="P5"><text:span text:style-name="T5_1">A</text:span><text:span text:style-name="T5_2"><text:s/></text:span><text:span text:style-name="T5_3">few</text:span><text:span text:style-name="T5_4"><text:s/></text:span><text:span text:style-name="T5_5">weeks</text:span><text:span text:style-name="T5_6"><text:s/></text:span><text:span text:style-name="T5_7">ago</text:span><text:span text:style-name="T5_8"><text:s/></text:span><text:span text:style-name="T5_9">the</text:span><text:span text:style-name="T5_10"><text:s/></text:span><text:span text:style-name="T5_11">Doc</text:span><text:span text:style-name="T5_12"><text:s/></text:span><text:span text:style-name="T5_13">Wendel</text:span><text:span text:style-name="T5_14"><text:s/></text:span><text:span text:style-name="T5_15">Williams</text:span><text:span text:style-name="T5_16"><text:s/></text:span><text:span text:style-name="T5_17">gave</text:span><text:span text:style-name="T5_18"><text:s/></text:span><text:span text:style-name="T5_19">you</text:span><text:span text:style-name="T5_20"><text:s/></text:span><text:span text:style-name="T5_21">a</text:span><text:span text:style-name="T5_22"><text:s/></text:span><text:span text:style-name="T5_23">bit</text:span><text:span text:style-name="T5_24"><text:s/></text:span><text:span text:style-name="T5_25">of</text:span><text:span text:style-name="T5_26"><text:s/></text:span><text:span text:style-name="T5_27">dosh</text:span><text:span text:style-name="T5_28"><text:s/></text:span><text:span text:style-name="T5_29">for</text:span><text:span text:style-name="T5_30"><text:s/></text:span><text:span text:style-name="T5_31">a</text:span><text:span text:style-name="T5_32"><text:s/></text:span><text:span text:style-name="T5_33">nice</text:span><text:span text:style-name="T5_34"><text:s/></text:span><text:span text:style-name="T5_35">little</text:span><text:span text:style-name="T5_36"><text:s/></text:span><text:span text:style-name="T5_37">job</text:span><text:span text:style-name="T5_38">.<text:s/></text:span><text:span text:style-name="T5_39">Get</text:span><text:span text:style-name="T5_40"><text:s/></text:span><text:span text:style-name="T5_41">some</text:span><text:span text:style-name="T5_42"><text:s/></text:span><text:span text:style-name="T5_43">whores</text:span><text:span text:style-name="T5_44"><text:s/></text:span><text:span text:style-name="T5_45">from</text:span><text:span text:style-name="T5_46"><text:s/></text:span><text:span text:style-name="T5_47">ol</text:span><text:span text:style-name="T5_48">’<text:s/></text:span><text:span text:style-name="T5_49">London</text:span><text:span text:style-name="T5_50"><text:s/></text:span><text:span text:style-name="T5_51">and</text:span><text:span text:style-name="T5_52"><text:s/></text:span><text:span text:style-name="T5_53">bring</text:span><text:span text:style-name="T5_54"><text:s/>‘</text:span><text:span text:style-name="T5_55">em</text:span><text:span text:style-name="T5_56"><text:s/></text:span><text:span text:style-name="T5_57">up</text:span><text:span text:style-name="T5_58"><text:s/></text:span><text:span text:style-name="T5_59">to</text:span><text:span text:style-name="T5_60"><text:s/></text:span><text:span text:style-name="T5_61">Luton</text:span><text:span text:style-name="T5_62"><text:s/></text:span><text:span text:style-name="T5_63">to</text:span><text:span text:style-name="T5_64"><text:s/></text:span><text:span text:style-name="T5_65">spread</text:span><text:span text:style-name="T5_66"><text:s/></text:span><text:span text:style-name="T5_67">their</text:span><text:span text:style-name="T5_68"><text:s/></text:span><text:span text:style-name="T5_69">filth</text:span><text:span text:style-name="T5_70"><text:s/></text:span><text:span text:style-name="T5_71">around</text:span><text:span text:style-name="T5_72"><text:s/></text:span><text:span text:style-name="T5_73">the</text:span><text:span text:style-name="T5_74"><text:s/></text:span><text:span text:style-name="T5_75">place</text:span><text:span text:style-name="T5_76">.<text:s/></text:span><text:span text:style-name="T5_77">Whores</text:span><text:span text:style-name="T5_78"><text:s/></text:span><text:span text:style-name="T5_79">are</text:span><text:span text:style-name="T5_80"><text:s/></text:span><text:span text:style-name="T5_81">good</text:span><text:span text:style-name="T5_82"><text:s/></text:span><text:span text:style-name="T5_83">for</text:span><text:span text:style-name="T5_84"><text:s/></text:span><text:span text:style-name="T5_85">everyone</text:span><text:span text:style-name="T5_86"><text:s/></text:span><text:span text:style-name="T5_87">ya</text:span><text:span text:style-name="T5_88"><text:s/></text:span><text:span text:style-name="T5_89">see</text:span><text:span text:style-name="T5_90">.<text:s/></text:span><text:span text:style-name="T5_91">Wendel</text:span><text:span text:style-name="T5_92"><text:s/></text:span><text:span text:style-name="T5_93">gets</text:span><text:span text:style-name="T5_94"><text:s/></text:span><text:span text:style-name="T5_95">to</text:span><text:span text:style-name="T5_96"><text:s/></text:span><text:span text:style-name="T5_97">treat</text:span><text:span text:style-name="T5_98"><text:s/></text:span><text:span text:style-name="T5_99">the</text:span><text:span text:style-name="T5_100"><text:s/></text:span><text:span text:style-name="T5_101">spots</text:span><text:span text:style-name="T5_102"><text:s/></text:span><text:span text:style-name="T5_103">and</text:span><text:span text:style-name="T5_104"><text:s/></text:span><text:span text:style-name="T5_105">coughs</text:span><text:span text:style-name="T5_106"><text:s/></text:span><text:span text:style-name="T5_107">and</text:span><text:span text:style-name="T5_108"><text:s/></text:span><text:span text:style-name="T5_109">itches</text:span><text:span text:style-name="T5_110"><text:s/></text:span><text:span text:style-name="T5_111">that</text:span><text:span text:style-name="T5_112"><text:s/></text:span><text:span text:style-name="T5_113">come</text:span><text:span text:style-name="T5_114"><text:s/></text:span><text:span text:style-name="T5_115">from</text:span><text:span text:style-name="T5_116"><text:s/></text:span><text:span text:style-name="T5_117">the</text:span><text:span text:style-name="T5_118"><text:s/></text:span><text:span text:style-name="T5_119">ladies</text:span><text:span text:style-name="T5_120">,<text:s/></text:span><text:span text:style-name="T5_121">the</text:span><text:span text:style-name="T5_122"><text:s/></text:span><text:span text:style-name="T5_123">rich</text:span><text:span text:style-name="T5_124"><text:s/></text:span><text:span text:style-name="T5_125">folk</text:span><text:span text:style-name="T5_126"><text:s/></text:span><text:span text:style-name="T5_127">in</text:span><text:span text:style-name="T5_128"><text:s/></text:span><text:span text:style-name="T5_129">town</text:span><text:span text:style-name="T5_130"><text:s/></text:span><text:span text:style-name="T5_131">get</text:span><text:span text:style-name="T5_132"><text:s/></text:span><text:span text:style-name="T5_133">a</text:span><text:span text:style-name="T5_134"><text:s/></text:span><text:span text:style-name="T5_135">bit</text:span><text:span text:style-name="T5_136"><text:s/></text:span><text:span text:style-name="T5_137">of</text:span><text:span text:style-name="T5_138"><text:s/></text:span><text:span text:style-name="T5_139">fun</text:span><text:span text:style-name="T5_140"><text:s/></text:span><text:span text:style-name="T5_141">for</text:span><text:span text:style-name="T5_142"><text:s/></text:span><text:span text:style-name="T5_143">themselves</text:span><text:span text:style-name="T5_144">,<text:s/></text:span><text:span text:style-name="T5_145">and</text:span><text:span text:style-name="T5_146"><text:s/></text:span><text:span text:style-name="T5_147">yours</text:span><text:span text:style-name="T5_148"><text:s/></text:span><text:span text:style-name="T5_149">truly</text:span><text:span text:style-name="T5_150"><text:s/></text:span><text:span text:style-name="T5_151">pockets</text:span><text:span text:style-name="T5_152"><text:s/></text:span><text:span text:style-name="T5_153">a</text:span><text:span text:style-name="T5_154"><text:s/></text:span><text:span text:style-name="T5_155">bit</text:span><text:span text:style-name="T5_156"><text:s/></text:span><text:span text:style-name="T5_157">of</text:span><text:span text:style-name="T5_158"><text:s/></text:span><text:span text:style-name="T5_159">well</text:span><text:span text:style-name="T5_160"><text:s/></text:span><text:span text:style-name="T5_161">earned</text:span><text:span text:style-name="T5_162"><text:s/></text:span><text:span text:style-name="T5_163">coin</text:span><text:span text:style-name="T5_164"><text:s/></text:span><text:span text:style-name="T5_165">for</text:span><text:span text:style-name="T5_166"><text:s/></text:span><text:span text:style-name="T5_167">overseeing</text:span><text:span text:style-name="T5_168"><text:s/></text:span><text:span text:style-name="T5_169">the</text:span><text:span text:style-name="T5_170"><text:s/></text:span><text:span text:style-name="T5_171">whole</text:span><text:span text:style-name="T5_172"><text:s/></text:span><text:span text:style-name="T5_173">operation</text:span><text:span text:style-name="T5_174">.<text:s/></text:span></text:p>
      <text:p text:style-name="P6"/>
      <text:p text:style-name="P7"><text:span text:style-name="T7_1">Well</text:span><text:span text:style-name="T7_2"><text:s/></text:span><text:span text:style-name="T7_3">shit</text:span><text:span text:style-name="T7_4">,<text:s/></text:span><text:span text:style-name="T7_5">Wendel</text:span><text:span text:style-name="T7_6"><text:s/></text:span><text:span text:style-name="T7_7">is</text:span><text:span text:style-name="T7_8"><text:s/></text:span><text:span text:style-name="T7_9">going</text:span><text:span text:style-name="T7_10"><text:s/></text:span><text:span text:style-name="T7_11">crazy</text:span><text:span text:style-name="T7_12"><text:s/></text:span><text:span text:style-name="T7_13">about</text:span><text:span text:style-name="T7_14"><text:s/></text:span><text:span text:style-name="T7_15">the</text:span><text:span text:style-name="T7_16"><text:s/></text:span><text:span text:style-name="T7_17">whole</text:span><text:span text:style-name="T7_18"><text:s/></text:span><text:span text:style-name="T7_19">thing</text:span><text:span text:style-name="T7_20">.<text:s/></text:span><text:span text:style-name="T7_21">He</text:span><text:span text:style-name="T7_22"><text:s/></text:span><text:span text:style-name="T7_23">asked</text:span><text:span text:style-name="T7_24"><text:s/></text:span><text:span text:style-name="T7_25">for</text:span><text:span text:style-name="T7_26"><text:s/></text:span><text:span text:style-name="T7_27">some</text:span><text:span text:style-name="T7_28"><text:s/></text:span><text:span text:style-name="T7_29">girls</text:span><text:span text:style-name="T7_30"><text:s/></text:span><text:span text:style-name="T7_31">who</text:span><text:span text:style-name="T7_32"><text:s/></text:span><text:span text:style-name="T7_33">were</text:span><text:span text:style-name="T7_34"><text:s/></text:span><text:span text:style-name="T7_35">sick</text:span><text:span text:style-name="T7_36"><text:s/></text:span><text:span text:style-name="T7_37">with</text:span><text:span text:style-name="T7_38"><text:s/></text:span><text:span text:style-name="T7_39">the</text:span><text:span text:style-name="T7_40"><text:s/></text:span><text:span text:style-name="T7_41">consumption</text:span><text:span text:style-name="T7_42"><text:s/>,<text:s/></text:span><text:span text:style-name="T7_43">I</text:span><text:span text:style-name="T7_44"><text:s/></text:span><text:span text:style-name="T7_45">gots</text:span><text:span text:style-name="T7_46"><text:s/></text:span><text:span text:style-name="T7_47">him</text:span><text:span text:style-name="T7_48"><text:s/></text:span><text:span text:style-name="T7_49">some</text:span><text:span text:style-name="T7_50"><text:s/></text:span><text:span text:style-name="T7_51">girls</text:span><text:span text:style-name="T7_52"><text:s/></text:span><text:span text:style-name="T7_53">that</text:span><text:span text:style-name="T7_54"><text:s/></text:span><text:span text:style-name="T7_55">were</text:span><text:span text:style-name="T7_56"><text:s/></text:span><text:span text:style-name="T7_57">sick</text:span><text:span text:style-name="T7_58"><text:s/>(</text:span><text:span text:style-name="T7_59">god</text:span><text:span text:style-name="T7_60"><text:s/></text:span><text:span text:style-name="T7_61">knows</text:span><text:span text:style-name="T7_62"><text:s/></text:span><text:span text:style-name="T7_63">what</text:span><text:span text:style-name="T7_64"><text:s/></text:span><text:span text:style-name="T7_65">with</text:span><text:span text:style-name="T7_66">,<text:s/></text:span><text:span text:style-name="T7_67">I</text:span><text:span text:style-name="T7_68"><text:s/>‘</text:span><text:span text:style-name="T7_69">aint</text:span><text:span text:style-name="T7_70"><text:s/></text:span><text:span text:style-name="T7_71">no</text:span><text:span text:style-name="T7_72"><text:s/></text:span><text:span text:style-name="T7_73">doc</text:span><text:span text:style-name="T7_74">)<text:s/>,<text:s/></text:span><text:span text:style-name="T7_75">and</text:span><text:span text:style-name="T7_76"><text:s/></text:span><text:span text:style-name="T7_77">blimey</text:span><text:span text:style-name="T7_78"><text:s/></text:span><text:span text:style-name="T7_79">all</text:span><text:span text:style-name="T7_80"><text:s/></text:span><text:span text:style-name="T7_81">but</text:span><text:span text:style-name="T7_82"><text:s/></text:span><text:span text:style-name="T7_83">one</text:span><text:span text:style-name="T7_84"><text:s/></text:span><text:span text:style-name="T7_85">of</text:span><text:span text:style-name="T7_86"><text:s/>‘</text:span><text:span text:style-name="T7_87">em</text:span><text:span text:style-name="T7_88"><text:s/></text:span><text:span text:style-name="T7_89">died</text:span><text:span text:style-name="T7_90">!<text:s/></text:span><text:span text:style-name="T7_91">Dunno</text:span><text:span text:style-name="T7_92"><text:s/></text:span><text:span text:style-name="T7_93">what</text:span><text:span text:style-name="T7_94"><text:s/></text:span><text:span text:style-name="T7_95">Wendel</text:span><text:span text:style-name="T7_96"><text:s/></text:span><text:span text:style-name="T7_97">thought</text:span><text:span text:style-name="T7_98"><text:s/></text:span><text:span text:style-name="T7_99">would</text:span><text:span text:style-name="T7_100"><text:s/></text:span><text:span text:style-name="T7_101">happen</text:span><text:span text:style-name="T7_102">,<text:s/></text:span><text:span text:style-name="T7_103">getting</text:span><text:span text:style-name="T7_104"><text:s/></text:span><text:span text:style-name="T7_105">sick</text:span><text:span text:style-name="T7_106"><text:s/></text:span><text:span text:style-name="T7_107">folk</text:span><text:span text:style-name="T7_108"><text:s/></text:span><text:span text:style-name="T7_109">in</text:span><text:span text:style-name="T7_110"><text:s/>‘</text:span><text:span text:style-name="T7_111">ere</text:span><text:span text:style-name="T7_112">.<text:s/></text:span><text:span text:style-name="T7_113">So</text:span><text:span text:style-name="T7_114"><text:s/></text:span><text:span text:style-name="T7_115">now</text:span><text:span text:style-name="T7_116"><text:s/></text:span><text:span text:style-name="T7_117">one</text:span><text:span text:style-name="T7_118"><text:s/></text:span><text:span text:style-name="T7_119">of</text:span><text:span text:style-name="T7_120"><text:s/></text:span><text:span text:style-name="T7_121">the</text:span><text:span text:style-name="T7_122"><text:s/></text:span><text:span text:style-name="T7_123">girls</text:span><text:span text:style-name="T7_124"><text:s/></text:span><text:span text:style-name="T7_125">is</text:span><text:span text:style-name="T7_126"><text:s/></text:span><text:span text:style-name="T7_127">off</text:span><text:span text:style-name="T7_128"><text:s/></text:span><text:span text:style-name="T7_129">loose</text:span><text:span text:style-name="T7_130"><text:s/></text:span><text:span text:style-name="T7_131">somewhere</text:span><text:span text:style-name="T7_132"><text:s/></text:span><text:span text:style-name="T7_133">and</text:span><text:span text:style-name="T7_134"><text:s/></text:span><text:span text:style-name="T7_135">Wendel</text:span><text:span text:style-name="T7_136"><text:s/></text:span><text:span text:style-name="T7_137">is</text:span><text:span text:style-name="T7_138"><text:s/></text:span><text:span text:style-name="T7_139">havin</text:span><text:span text:style-name="T7_140">’<text:s/></text:span><text:span text:style-name="T7_141">a</text:span><text:span text:style-name="T7_142"><text:s/></text:span><text:span text:style-name="T7_143">right</text:span><text:span text:style-name="T7_144"><text:s/></text:span><text:span text:style-name="T7_145">fit</text:span><text:span text:style-name="T7_146">,<text:s/></text:span><text:span text:style-name="T7_147">keeps</text:span><text:span text:style-name="T7_148"><text:s/></text:span><text:span text:style-name="T7_149">yelling</text:span><text:span text:style-name="T7_150"><text:s/></text:span><text:span text:style-name="T7_151">about</text:span><text:span text:style-name="T7_152"><text:s/></text:span><text:span text:style-name="T7_153">the</text:span><text:span text:style-name="T7_154"><text:s/></text:span><text:span text:style-name="T7_155">plague</text:span><text:span text:style-name="T7_156">.</text:span></text:p>
      <text:p text:style-name="P8"/>
      <text:p text:style-name="P9"><text:span text:style-name="T9_1">Of</text:span><text:span text:style-name="T9_2"><text:s/></text:span><text:span text:style-name="T9_3">course</text:span><text:span text:style-name="T9_4"><text:s/></text:span><text:span text:style-name="T9_5">you</text:span><text:span text:style-name="T9_6"><text:s/></text:span><text:span text:style-name="T9_7">were</text:span><text:span text:style-name="T9_8"><text:s/></text:span><text:span text:style-name="T9_9">left</text:span><text:span text:style-name="T9_10"><text:s/></text:span><text:span text:style-name="T9_11">to</text:span><text:span text:style-name="T9_12"><text:s/></text:span><text:span text:style-name="T9_13">clean</text:span><text:span text:style-name="T9_14"><text:s/></text:span><text:span text:style-name="T9_15">up</text:span><text:span text:style-name="T9_16"><text:s/></text:span><text:span text:style-name="T9_17">the</text:span><text:span text:style-name="T9_18"><text:s/></text:span><text:span text:style-name="T9_19">mess</text:span><text:span text:style-name="T9_20">.<text:s/></text:span><text:span text:style-name="T9_21">Usually</text:span><text:span text:style-name="T9_22"><text:s/></text:span><text:span text:style-name="T9_23">you</text:span><text:span text:style-name="T9_24">’</text:span><text:span text:style-name="T9_25">d</text:span><text:span text:style-name="T9_26"><text:s/></text:span><text:span text:style-name="T9_27">just</text:span><text:span text:style-name="T9_28"><text:s/></text:span><text:span text:style-name="T9_29">get</text:span><text:span text:style-name="T9_30"><text:s/></text:span><text:span text:style-name="T9_31">rid</text:span><text:span text:style-name="T9_32"><text:s/></text:span><text:span text:style-name="T9_33">of</text:span><text:span text:style-name="T9_34"><text:s/></text:span><text:span text:style-name="T9_35">them</text:span><text:span text:style-name="T9_36"><text:s/></text:span><text:span text:style-name="T9_37">through</text:span><text:span text:style-name="T9_38"><text:s/></text:span><text:span text:style-name="T9_39">Helen</text:span><text:span text:style-name="T9_40"><text:s/></text:span><text:span text:style-name="T9_41">Blythe</text:span><text:span text:style-name="T9_42">.<text:s/></text:span><text:span text:style-name="T9_43">She</text:span><text:span text:style-name="T9_44">’</text:span><text:span text:style-name="T9_45">s</text:span><text:span text:style-name="T9_46"><text:s/></text:span><text:span text:style-name="T9_47">the</text:span><text:span text:style-name="T9_48"><text:s/></text:span><text:span text:style-name="T9_49">town</text:span><text:span text:style-name="T9_50"><text:s/></text:span><text:span text:style-name="T9_51">butcher</text:span><text:span text:style-name="T9_52"><text:s/></text:span><text:span text:style-name="T9_53">and</text:span><text:span text:style-name="T9_54"><text:s/></text:span><text:span text:style-name="T9_55">is</text:span><text:span text:style-name="T9_56"><text:s/></text:span><text:span text:style-name="T9_57">known</text:span><text:span text:style-name="T9_58"><text:s/></text:span><text:span text:style-name="T9_59">to</text:span><text:span text:style-name="T9_60"><text:s/></text:span><text:span text:style-name="T9_61">help</text:span><text:span text:style-name="T9_62"><text:s/></text:span><text:span text:style-name="T9_63">out</text:span><text:span text:style-name="T9_64"><text:s/></text:span><text:span text:style-name="T9_65">in</text:span><text:span text:style-name="T9_66"><text:s/></text:span><text:span text:style-name="T9_67">a</text:span><text:span text:style-name="T9_68"><text:s/></text:span><text:span text:style-name="T9_69">pinch</text:span><text:span text:style-name="T9_70"><text:s/></text:span><text:span text:style-name="T9_71">when</text:span><text:span text:style-name="T9_72"><text:s/></text:span><text:span text:style-name="T9_73">you</text:span><text:span text:style-name="T9_74"><text:s/></text:span><text:span text:style-name="T9_75">need</text:span><text:span text:style-name="T9_76"><text:s/></text:span><text:span text:style-name="T9_77">to</text:span><text:span text:style-name="T9_78"><text:s/></text:span><text:span text:style-name="T9_79">get</text:span><text:span text:style-name="T9_80"><text:s/></text:span><text:span text:style-name="T9_81">rid</text:span><text:span text:style-name="T9_82"><text:s/></text:span><text:span text:style-name="T9_83">of</text:span><text:span text:style-name="T9_84"><text:s/></text:span><text:span text:style-name="T9_85">a</text:span><text:span text:style-name="T9_86"><text:s/></text:span><text:span text:style-name="T9_87">body</text:span><text:span text:style-name="T9_88"><text:s/></text:span><text:span text:style-name="T9_89">or</text:span><text:span text:style-name="T9_90"><text:s/></text:span><text:span text:style-name="T9_91">three</text:span><text:span text:style-name="T9_92">.<text:s/></text:span><text:span text:style-name="T9_93">Best</text:span><text:span text:style-name="T9_94"><text:s/></text:span><text:span text:style-name="T9_95">not</text:span><text:span text:style-name="T9_96"><text:s/></text:span><text:span text:style-name="T9_97">to</text:span><text:span text:style-name="T9_98"><text:s/></text:span><text:span text:style-name="T9_99">eat</text:span><text:span text:style-name="T9_100"><text:s/></text:span><text:span text:style-name="T9_101">any</text:span><text:span text:style-name="T9_102"><text:s/></text:span><text:span text:style-name="T9_103">of</text:span><text:span text:style-name="T9_104"><text:s/></text:span><text:span text:style-name="T9_105">her</text:span><text:span text:style-name="T9_106"><text:s/></text:span><text:span text:style-name="T9_107">pies</text:span><text:span text:style-name="T9_108"><text:s/></text:span><text:span text:style-name="T9_109">after</text:span><text:span text:style-name="T9_110"><text:s/></text:span><text:span text:style-name="T9_111">a</text:span><text:span text:style-name="T9_112"><text:s/></text:span><text:span text:style-name="T9_113">job</text:span><text:span text:style-name="T9_114"><text:s/></text:span><text:span text:style-name="T9_115">though</text:span><text:span text:style-name="T9_116">!<text:s/></text:span><text:span text:style-name="T9_117">Butcher</text:span><text:span text:style-name="T9_118"><text:s/></text:span><text:span text:style-name="T9_119">lady</text:span><text:span text:style-name="T9_120"><text:s/></text:span><text:span text:style-name="T9_121">has</text:span><text:span text:style-name="T9_122"><text:s/></text:span><text:span text:style-name="T9_123">some</text:span><text:span text:style-name="T9_124"><text:s/></text:span><text:span text:style-name="T9_125">chops</text:span><text:span text:style-name="T9_126"><text:s/></text:span><text:span text:style-name="T9_127">though</text:span><text:span text:style-name="T9_128">,<text:s/></text:span><text:span text:style-name="T9_129">thinking</text:span><text:span text:style-name="T9_130"><text:s/></text:span><text:span text:style-name="T9_131">she</text:span><text:span text:style-name="T9_132"><text:s/></text:span><text:span text:style-name="T9_133">can</text:span><text:span text:style-name="T9_134"><text:s/></text:span><text:span text:style-name="T9_135">do</text:span><text:span text:style-name="T9_136"><text:s/></text:span><text:span text:style-name="T9_137">this</text:span><text:span text:style-name="T9_138"><text:s/></text:span><text:span text:style-name="T9_139">operation</text:span><text:span text:style-name="T9_140"><text:s/></text:span><text:span text:style-name="T9_141">herself</text:span><text:span text:style-name="T9_142"><text:s/></text:span><text:span text:style-name="T9_143">now</text:span><text:span text:style-name="T9_144">.<text:s/></text:span><text:span text:style-name="T9_145">You</text:span><text:span text:style-name="T9_146">’</text:span><text:span text:style-name="T9_147">re</text:span><text:span text:style-name="T9_148"><text:s/></text:span><text:span text:style-name="T9_149">the</text:span><text:span text:style-name="T9_150"><text:s/></text:span><text:span text:style-name="T9_151">one</text:span><text:span text:style-name="T9_152"><text:s/></text:span><text:span text:style-name="T9_153">that</text:span><text:span text:style-name="T9_154"><text:s/></text:span><text:span text:style-name="T9_155">set</text:span><text:span text:style-name="T9_156"><text:s/></text:span><text:span text:style-name="T9_157">her</text:span><text:span text:style-name="T9_158"><text:s/></text:span><text:span text:style-name="T9_159">up</text:span><text:span text:style-name="T9_160"><text:s/></text:span><text:span text:style-name="T9_161">with</text:span><text:span text:style-name="T9_162"><text:s/></text:span><text:span text:style-name="T9_163">it</text:span><text:span text:style-name="T9_164"><text:s/></text:span><text:span text:style-name="T9_165">and</text:span><text:span text:style-name="T9_166"><text:s/></text:span><text:span text:style-name="T9_167">if</text:span><text:span text:style-name="T9_168"><text:s/></text:span><text:span text:style-name="T9_169">you</text:span><text:span text:style-name="T9_170"><text:s/></text:span><text:span text:style-name="T9_171">want</text:span><text:span text:style-name="T9_172"><text:s/></text:span><text:span text:style-name="T9_173">to</text:span><text:span text:style-name="T9_174"><text:s/></text:span><text:span text:style-name="T9_175">demand</text:span><text:span text:style-name="T9_176"><text:s/></text:span><text:span text:style-name="T9_177">a</text:span><text:span text:style-name="T9_178"><text:s/></text:span><text:span text:style-name="T9_179">bit</text:span><text:span text:style-name="T9_180"><text:s/></text:span><text:span text:style-name="T9_181">more</text:span><text:span text:style-name="T9_182"><text:s/></text:span><text:span text:style-name="T9_183">compensation</text:span><text:span text:style-name="T9_184"><text:s/></text:span><text:span text:style-name="T9_185">for</text:span><text:span text:style-name="T9_186"><text:s/></text:span><text:span text:style-name="T9_187">putting</text:span><text:span text:style-name="T9_188"><text:s/></text:span><text:span text:style-name="T9_189">her</text:span><text:span text:style-name="T9_190"><text:s/></text:span><text:span text:style-name="T9_191">in</text:span><text:span text:style-name="T9_192"><text:s/></text:span><text:span text:style-name="T9_193">touch</text:span><text:span text:style-name="T9_194"><text:s/></text:span><text:span text:style-name="T9_195">with</text:span><text:span text:style-name="T9_196"><text:s/></text:span><text:span text:style-name="T9_197">the</text:span><text:span text:style-name="T9_198"><text:s/></text:span><text:span text:style-name="T9_199">right</text:span><text:span text:style-name="T9_200"><text:s/></text:span><text:span text:style-name="T9_201">people</text:span><text:span text:style-name="T9_202"><text:s/></text:span><text:span text:style-name="T9_203">then</text:span><text:span text:style-name="T9_204"><text:s/></text:span><text:span text:style-name="T9_205">it</text:span><text:span text:style-name="T9_206">’</text:span><text:span text:style-name="T9_207">s</text:span><text:span text:style-name="T9_208"><text:s/></text:span><text:span text:style-name="T9_209">your</text:span><text:span text:style-name="T9_210"><text:s/></text:span><text:span text:style-name="T9_211">god</text:span><text:span text:style-name="T9_212"><text:s/></text:span><text:span text:style-name="T9_213">given</text:span><text:span text:style-name="T9_214"><text:s/></text:span><text:span text:style-name="T9_215">right</text:span><text:span text:style-name="T9_216">!<text:s/></text:span></text:p>
      <text:p text:style-name="P10"/>
      <text:p text:style-name="P11"><text:span text:style-name="T11_1">Anyway</text:span><text:span text:style-name="T11_2">,<text:s/></text:span><text:span text:style-name="T11_3">since</text:span><text:span text:style-name="T11_4"><text:s/></text:span><text:span text:style-name="T11_5">Helen</text:span><text:span text:style-name="T11_6"><text:s/></text:span><text:span text:style-name="T11_7">wasn</text:span><text:span text:style-name="T11_8">’</text:span><text:span text:style-name="T11_9">t</text:span><text:span text:style-name="T11_10"><text:s/></text:span><text:span text:style-name="T11_11">being</text:span><text:span text:style-name="T11_12"><text:s/></text:span><text:span text:style-name="T11_13">a</text:span><text:span text:style-name="T11_14"><text:s/></text:span><text:span text:style-name="T11_15">team</text:span><text:span text:style-name="T11_16"><text:s/></text:span><text:span text:style-name="T11_17">player</text:span><text:span text:style-name="T11_18"><text:s/></text:span><text:span text:style-name="T11_19">you</text:span><text:span text:style-name="T11_20"><text:s/></text:span><text:span text:style-name="T11_21">had</text:span><text:span text:style-name="T11_22"><text:s/></text:span><text:span text:style-name="T11_23">to</text:span><text:span text:style-name="T11_24"><text:s/></text:span><text:span text:style-name="T11_25">get</text:span><text:span text:style-name="T11_26"><text:s/></text:span><text:span text:style-name="T11_27">Wendel</text:span><text:span text:style-name="T11_28"><text:s/></text:span><text:span text:style-name="T11_29">to</text:span><text:span text:style-name="T11_30"><text:s/></text:span><text:span text:style-name="T11_31">help</text:span><text:span text:style-name="T11_32"><text:s/></text:span><text:span text:style-name="T11_33">you</text:span><text:span text:style-name="T11_34"><text:s/></text:span><text:span text:style-name="T11_35">dump</text:span><text:span text:style-name="T11_36"><text:s/></text:span><text:span text:style-name="T11_37">the</text:span><text:span text:style-name="T11_38"><text:s/></text:span><text:span text:style-name="T11_39">dead</text:span><text:span text:style-name="T11_40"><text:s/></text:span><text:span text:style-name="T11_41">whores</text:span><text:span text:style-name="T11_42"><text:s/></text:span><text:span text:style-name="T11_43">in</text:span><text:span text:style-name="T11_44"><text:s/></text:span><text:span text:style-name="T11_45">the</text:span><text:span text:style-name="T11_46"><text:s/></text:span><text:span text:style-name="T11_47">lake</text:span><text:span text:style-name="T11_48"><text:s/></text:span><text:span text:style-name="T11_49">behind</text:span><text:span text:style-name="T11_50"><text:s/></text:span><text:span text:style-name="T11_51">town</text:span><text:span text:style-name="T11_52">.<text:s/></text:span><text:span text:style-name="T11_53">You</text:span><text:span text:style-name="T11_54"><text:s/></text:span><text:span text:style-name="T11_55">can</text:span><text:span text:style-name="T11_56">’</text:span><text:span text:style-name="T11_57">t</text:span><text:span text:style-name="T11_58"><text:s/></text:span><text:span text:style-name="T11_59">remember</text:span><text:span text:style-name="T11_60"><text:s/></text:span><text:span text:style-name="T11_61">the</text:span><text:span text:style-name="T11_62"><text:s/></text:span><text:span text:style-name="T11_63">details</text:span><text:span text:style-name="T11_64"><text:s/></text:span><text:span text:style-name="T11_65">too</text:span><text:span text:style-name="T11_66"><text:s/></text:span><text:span text:style-name="T11_67">well</text:span><text:span text:style-name="T11_68"><text:s/></text:span><text:span text:style-name="T11_69">since</text:span><text:span text:style-name="T11_70"><text:s/></text:span><text:span text:style-name="T11_71">you</text:span><text:span text:style-name="T11_72">’</text:span><text:span text:style-name="T11_73">d</text:span><text:span text:style-name="T11_74"><text:s/></text:span><text:span text:style-name="T11_75">had</text:span><text:span text:style-name="T11_76"><text:s/></text:span><text:span text:style-name="T11_77">a</text:span><text:span text:style-name="T11_78"><text:s/></text:span><text:span text:style-name="T11_79">little</text:span><text:span text:style-name="T11_80"><text:s/></text:span><text:span text:style-name="T11_81">too</text:span><text:span text:style-name="T11_82"><text:s/></text:span><text:span text:style-name="T11_83">much</text:span><text:span text:style-name="T11_84"><text:s/></text:span><text:span text:style-name="T11_85">to</text:span><text:span text:style-name="T11_86"><text:s/></text:span><text:span text:style-name="T11_87">drink</text:span><text:span text:style-name="T11_88">.<text:s/></text:span><text:span text:style-name="T11_89">You</text:span><text:span text:style-name="T11_90">’</text:span><text:span text:style-name="T11_91">ve</text:span><text:span text:style-name="T11_92"><text:s/></text:span><text:span text:style-name="T11_93">been</text:span><text:span text:style-name="T11_94"><text:s/></text:span><text:span text:style-name="T11_95">an</text:span><text:span text:style-name="T11_96"><text:s/></text:span><text:span text:style-name="T11_97">alcoholic</text:span><text:span text:style-name="T11_98"><text:s/></text:span><text:span text:style-name="T11_99">for</text:span><text:span text:style-name="T11_100"><text:s/></text:span><text:span text:style-name="T11_101">a</text:span><text:span text:style-name="T11_102"><text:s/></text:span><text:span text:style-name="T11_103">while</text:span><text:span text:style-name="T11_104"><text:s/></text:span><text:span text:style-name="T11_105">now</text:span><text:span text:style-name="T11_106"><text:s/></text:span><text:span text:style-name="T11_107">and</text:span><text:span text:style-name="T11_108"><text:s/></text:span><text:span text:style-name="T11_109">you</text:span><text:span text:style-name="T11_110">’</text:span><text:span text:style-name="T11_111">re</text:span><text:span text:style-name="T11_112"><text:s/></text:span><text:span text:style-name="T11_113">finding</text:span><text:span text:style-name="T11_114"><text:s/></text:span><text:span text:style-name="T11_115">it</text:span><text:span text:style-name="T11_116"><text:s/></text:span><text:span text:style-name="T11_117">increasingly</text:span><text:span text:style-name="T11_118"><text:s/></text:span><text:span text:style-name="T11_119">difficult</text:span><text:span text:style-name="T11_120"><text:s/></text:span><text:span text:style-name="T11_121">to</text:span><text:span text:style-name="T11_122"><text:s/></text:span><text:span text:style-name="T11_123">resist</text:span><text:span text:style-name="T11_124"><text:s/></text:span><text:span text:style-name="T11_125">the</text:span><text:span text:style-name="T11_126"><text:s/></text:span><text:span text:style-name="T11_127">drink</text:span><text:span text:style-name="T11_128">.<text:s/></text:span><text:span text:style-name="T11_129">This</text:span><text:span text:style-name="T11_130"><text:s/></text:span><text:span text:style-name="T11_131">is</text:span><text:span text:style-name="T11_132"><text:s/></text:span><text:span text:style-name="T11_133">a</text:span><text:span text:style-name="T11_134"><text:s/></text:span><text:span text:style-name="T11_135">bit</text:span><text:span text:style-name="T11_136"><text:s/></text:span><text:span text:style-name="T11_137">of</text:span><text:span text:style-name="T11_138"><text:s/></text:span><text:span text:style-name="T11_139">a</text:span><text:span text:style-name="T11_140"><text:s/></text:span><text:span text:style-name="T11_141">problem</text:span><text:span text:style-name="T11_142"><text:s/></text:span><text:span text:style-name="T11_143">as</text:span><text:span text:style-name="T11_144"><text:s/></text:span><text:span text:style-name="T11_145">each</text:span><text:span text:style-name="T11_146"><text:s/></text:span><text:span text:style-name="T11_147">time</text:span><text:span text:style-name="T11_148"><text:s/></text:span><text:span text:style-name="T11_149">you</text:span><text:span text:style-name="T11_150"><text:s/></text:span><text:span text:style-name="T11_151">get</text:span><text:span text:style-name="T11_152"><text:s/></text:span><text:span text:style-name="T11_153">drunk</text:span><text:span text:style-name="T11_154"><text:s/></text:span><text:span text:style-name="T11_155">you</text:span><text:span text:style-name="T11_156"><text:s/></text:span><text:span text:style-name="T11_157">end</text:span><text:span text:style-name="T11_158"><text:s/></text:span><text:span text:style-name="T11_159">up</text:span><text:span text:style-name="T11_160"><text:s/></text:span><text:span text:style-name="T11_161">forcing</text:span><text:span text:style-name="T11_162"><text:s/></text:span><text:span text:style-name="T11_163">wealthy</text:span><text:span text:style-name="T11_164"><text:s/></text:span><text:span text:style-name="T11_165">men</text:span><text:span text:style-name="T11_166"><text:s/></text:span><text:span text:style-name="T11_167">to</text:span><text:span text:style-name="T11_168"><text:s/></text:span><text:span text:style-name="T11_169">dance</text:span><text:span text:style-name="T11_170"><text:s/></text:span><text:span text:style-name="T11_171">with</text:span><text:span text:style-name="T11_172"><text:s/></text:span><text:span text:style-name="T11_173">you</text:span><text:span text:style-name="T11_174">,<text:s/></text:span><text:span text:style-name="T11_175">which</text:span><text:span text:style-name="T11_176"><text:s/></text:span><text:span text:style-name="T11_177">is</text:span><text:span text:style-name="T11_178"><text:s/></text:span><text:span text:style-name="T11_179">not</text:span><text:span text:style-name="T11_180"><text:s/></text:span><text:span text:style-name="T11_181">a</text:span><text:span text:style-name="T11_182"><text:s/></text:span><text:span text:style-name="T11_183">reputation</text:span><text:span text:style-name="T11_184"><text:s/></text:span><text:span text:style-name="T11_185">you</text:span><text:span text:style-name="T11_186"><text:s/></text:span><text:span text:style-name="T11_187">want</text:span><text:span text:style-name="T11_188"><text:s/></text:span><text:span text:style-name="T11_189">to</text:span><text:span text:style-name="T11_190"><text:s/></text:span><text:span text:style-name="T11_191">encourage</text:span><text:span text:style-name="T11_192">.<text:s/></text:span></text:p>
      <text:p text:style-name="P12"/>
      <text:p text:style-name="P13"><text:span text:style-name="T13_1">Perhaps</text:span><text:span text:style-name="T13_2"><text:s/></text:span><text:span text:style-name="T13_3">the</text:span><text:span text:style-name="T13_4"><text:s/></text:span><text:span text:style-name="T13_5">problem</text:span><text:span text:style-name="T13_6"><text:s/></text:span><text:span text:style-name="T13_7">is</text:span><text:span text:style-name="T13_8"><text:s/></text:span><text:span text:style-name="T13_9">your</text:span><text:span text:style-name="T13_10"><text:s/></text:span><text:span text:style-name="T13_11">passion</text:span><text:span text:style-name="T13_12"><text:s/></text:span><text:span text:style-name="T13_13">for</text:span><text:span text:style-name="T13_14"><text:s/></text:span><text:span text:style-name="T13_15">dancing</text:span><text:span text:style-name="T13_16">.<text:s/></text:span><text:span text:style-name="T13_17">The</text:span><text:span text:style-name="T13_18"><text:s/></text:span><text:span text:style-name="T13_19">fellas</text:span><text:span text:style-name="T13_20"><text:s/></text:span><text:span text:style-name="T13_21">in</text:span><text:span text:style-name="T13_22"><text:s/></text:span><text:span text:style-name="T13_23">town</text:span><text:span text:style-name="T13_24"><text:s/></text:span><text:span text:style-name="T13_25">just</text:span><text:span text:style-name="T13_26"><text:s/></text:span><text:span text:style-name="T13_27">seem</text:span><text:span text:style-name="T13_28"><text:s/></text:span><text:span text:style-name="T13_29">to</text:span><text:span text:style-name="T13_30"><text:s/></text:span><text:span text:style-name="T13_31">be</text:span><text:span text:style-name="T13_32"><text:s/></text:span><text:span text:style-name="T13_33">better</text:span><text:span text:style-name="T13_34"><text:s/></text:span><text:span text:style-name="T13_35">dancers</text:span><text:span text:style-name="T13_36">.<text:s/></text:span><text:span text:style-name="T13_37">Perhaps</text:span><text:span text:style-name="T13_38"><text:s/></text:span><text:span text:style-name="T13_39">if</text:span><text:span text:style-name="T13_40"><text:s/></text:span><text:span text:style-name="T13_41">you</text:span><text:span text:style-name="T13_42"><text:s/></text:span><text:span text:style-name="T13_43">taught</text:span><text:span text:style-name="T13_44"><text:s/></text:span><text:span text:style-name="T13_45">some</text:span><text:span text:style-name="T13_46"><text:s/></text:span><text:span text:style-name="T13_47">more</text:span><text:span text:style-name="T13_48"><text:s/></text:span><text:span text:style-name="T13_49">people</text:span><text:span text:style-name="T13_50"><text:s/></text:span><text:span text:style-name="T13_51">how</text:span><text:span text:style-name="T13_52"><text:s/></text:span><text:span text:style-name="T13_53">to</text:span><text:span text:style-name="T13_54"><text:s/></text:span><text:span text:style-name="T13_55">correctly</text:span><text:span text:style-name="T13_56"><text:s/></text:span><text:span text:style-name="T13_57">dance</text:span><text:span text:style-name="T13_58"><text:s/></text:span><text:span text:style-name="T13_59">then</text:span><text:span text:style-name="T13_60"><text:s/></text:span><text:span text:style-name="T13_61">your</text:span><text:span text:style-name="T13_62"><text:s/></text:span><text:span text:style-name="T13_63">problem</text:span><text:span text:style-name="T13_64"><text:s/></text:span><text:span text:style-name="T13_65">would</text:span><text:span text:style-name="T13_66"><text:s/></text:span><text:span text:style-name="T13_67">fix</text:span><text:span text:style-name="T13_68"><text:s/></text:span><text:span text:style-name="T13_69">itself</text:span><text:span text:style-name="T13_70">.</text:span></text:p>
      <text:p text:style-name="P14"/>
      <text:p text:style-name="P15"><text:span text:style-name="T15_1">Your</text:span><text:span text:style-name="T15_2"><text:s/></text:span><text:span text:style-name="T15_3">reputation</text:span><text:span text:style-name="T15_4"><text:s/></text:span><text:span text:style-name="T15_5">in</text:span><text:span text:style-name="T15_6"><text:s/></text:span><text:span text:style-name="T15_7">town</text:span><text:span text:style-name="T15_8"><text:s/></text:span><text:span text:style-name="T15_9">hasn</text:span><text:span text:style-name="T15_10">’</text:span><text:span text:style-name="T15_11">t</text:span><text:span text:style-name="T15_12"><text:s/></text:span><text:span text:style-name="T15_13">been</text:span><text:span text:style-name="T15_14"><text:s/></text:span><text:span text:style-name="T15_15">the</text:span><text:span text:style-name="T15_16"><text:s/></text:span><text:span text:style-name="T15_17">greatest</text:span><text:span text:style-name="T15_18"><text:s/></text:span><text:span text:style-name="T15_19">recently</text:span><text:span text:style-name="T15_20"><text:s/></text:span><text:span text:style-name="T15_21">but</text:span><text:span text:style-name="T15_22"><text:s/></text:span><text:span text:style-name="T15_23">you</text:span><text:span text:style-name="T15_24">’</text:span><text:span text:style-name="T15_25">re</text:span><text:span text:style-name="T15_26"><text:s/></text:span><text:span text:style-name="T15_27">trying</text:span><text:span text:style-name="T15_28"><text:s/></text:span><text:span text:style-name="T15_29">to</text:span><text:span text:style-name="T15_30"><text:s/></text:span><text:span text:style-name="T15_31">improve</text:span><text:span text:style-name="T15_32"><text:s/></text:span><text:span text:style-name="T15_33">it</text:span><text:span text:style-name="T15_34"><text:s/></text:span><text:span text:style-name="T15_35">by</text:span><text:span text:style-name="T15_36"><text:s/></text:span><text:span text:style-name="T15_37">collecting</text:span><text:span text:style-name="T15_38"><text:s/></text:span><text:span text:style-name="T15_39">secrets</text:span><text:span text:style-name="T15_40"><text:s/></text:span><text:span text:style-name="T15_41">and</text:span><text:span text:style-name="T15_42"><text:s/></text:span><text:span text:style-name="T15_43">items</text:span><text:span text:style-name="T15_44"><text:s/></text:span><text:span text:style-name="T15_45">and</text:span><text:span text:style-name="T15_46"><text:s/></text:span><text:span text:style-name="T15_47">selling</text:span><text:span text:style-name="T15_48"><text:s/></text:span><text:span text:style-name="T15_49">them</text:span><text:span text:style-name="T15_50">.<text:s/></text:span><text:span text:style-name="T15_51">Unfortunately</text:span><text:span text:style-name="T15_52"><text:s/></text:span><text:span text:style-name="T15_53">your</text:span><text:span text:style-name="T15_54"><text:s/></text:span><text:span text:style-name="T15_55">drinking</text:span><text:span text:style-name="T15_56"><text:s/></text:span><text:span text:style-name="T15_57">sometimes</text:span><text:span text:style-name="T15_58"><text:s/></text:span><text:span text:style-name="T15_59">means</text:span><text:span text:style-name="T15_60"><text:s/></text:span><text:span text:style-name="T15_61">that</text:span><text:span text:style-name="T15_62"><text:s/></text:span><text:span text:style-name="T15_63">you</text:span><text:span text:style-name="T15_64"><text:s/></text:span><text:span text:style-name="T15_65">forget</text:span><text:span text:style-name="T15_66"><text:s/></text:span><text:span text:style-name="T15_67">the</text:span><text:span text:style-name="T15_68"><text:s/></text:span><text:span text:style-name="T15_69">names</text:span><text:span text:style-name="T15_70"><text:s/></text:span><text:span text:style-name="T15_71">of</text:span><text:span text:style-name="T15_72"><text:s/></text:span><text:span text:style-name="T15_73">the</text:span><text:span text:style-name="T15_74"><text:s/></text:span><text:span text:style-name="T15_75">people</text:span><text:span text:style-name="T15_76"><text:s/></text:span><text:span text:style-name="T15_77">you</text:span><text:span text:style-name="T15_78"><text:s/></text:span><text:span text:style-name="T15_79">sell</text:span><text:span text:style-name="T15_80"><text:s/></text:span><text:span text:style-name="T15_81">to</text:span><text:span text:style-name="T15_82">:</text:span></text:p>
      <text:list text:style-name="LS1" xml:id="list0">
        <text:list-item>
          <text:p text:style-name="P16"><text:span text:style-name="T16_1"><text:s/></text:span><text:span text:style-name="T16_2">You</text:span><text:span text:style-name="T16_3"><text:s/></text:span><text:span text:style-name="T16_4">vaguely</text:span><text:span text:style-name="T16_5"><text:s/></text:span><text:span text:style-name="T16_6">recall</text:span><text:span text:style-name="T16_7"><text:s/></text:span><text:span text:style-name="T16_8">selling</text:span><text:span text:style-name="T16_9"><text:s/></text:span><text:span text:style-name="T16_10">a</text:span><text:span text:style-name="T16_11"><text:s/></text:span><text:span text:style-name="T16_12">bunch</text:span><text:span text:style-name="T16_13"><text:s/></text:span><text:span text:style-name="T16_14">of</text:span><text:span text:style-name="T16_15"><text:s/></text:span><text:span text:style-name="T16_16">witch</text:span><text:span text:style-name="T16_17"><text:s/></text:span><text:span text:style-name="T16_18">looking</text:span><text:span text:style-name="T16_19"><text:s/></text:span><text:span text:style-name="T16_20">items</text:span><text:span text:style-name="T16_21"><text:s/></text:span><text:span text:style-name="T16_22">to</text:span><text:span text:style-name="T16_23"><text:s/></text:span><text:span text:style-name="T16_24">someones</text:span><text:span text:style-name="T16_25"><text:s/></text:span><text:span text:style-name="T16_26">wife</text:span><text:span text:style-name="T16_27">.<text:s/></text:span><text:span text:style-name="T16_28">She</text:span><text:span text:style-name="T16_29"><text:s/></text:span><text:span text:style-name="T16_30">didn</text:span><text:span text:style-name="T16_31">’</text:span><text:span text:style-name="T16_32">t</text:span><text:span text:style-name="T16_33"><text:s/></text:span><text:span text:style-name="T16_34">even</text:span><text:span text:style-name="T16_35"><text:s/></text:span><text:span text:style-name="T16_36">care</text:span><text:span text:style-name="T16_37"><text:s/></text:span><text:span text:style-name="T16_38">that</text:span><text:span text:style-name="T16_39"><text:s/></text:span><text:span text:style-name="T16_40">the</text:span><text:span text:style-name="T16_41"><text:s/></text:span><text:span text:style-name="T16_42">gear</text:span><text:span text:style-name="T16_43"><text:s/></text:span><text:span text:style-name="T16_44">was</text:span><text:span text:style-name="T16_45"><text:s/></text:span><text:span text:style-name="T16_46">fake</text:span><text:span text:style-name="T16_47">!<text:s/></text:span></text:p>
        </text:list-item>
        <text:list-item>
          <text:p text:style-name="P17"><text:span text:style-name="T17_1">You</text:span><text:span text:style-name="T17_2"><text:s/></text:span><text:span text:style-name="T17_3">recently</text:span><text:span text:style-name="T17_4"><text:s/></text:span><text:span text:style-name="T17_5">nicked</text:span><text:span text:style-name="T17_6"><text:s/></text:span><text:span text:style-name="T17_7">a</text:span><text:span text:style-name="T17_8"><text:s/></text:span><text:span text:style-name="T17_9">coin</text:span><text:span text:style-name="T17_10"><text:s/></text:span><text:span text:style-name="T17_11">purse</text:span><text:span text:style-name="T17_12"><text:s/></text:span><text:span text:style-name="T17_13">from</text:span><text:span text:style-name="T17_14"><text:s/></text:span><text:span text:style-name="T17_15">either</text:span><text:span text:style-name="T17_16"><text:s/></text:span><text:span text:style-name="T17_17">Evelyn</text:span><text:span text:style-name="T17_18"><text:s/></text:span><text:span text:style-name="T17_19">Archer</text:span><text:span text:style-name="T17_20"><text:s/></text:span><text:span text:style-name="T17_21">or</text:span><text:span text:style-name="T17_22"><text:s/></text:span><text:span text:style-name="T17_23">Felicity</text:span><text:span text:style-name="T17_24"><text:s/></text:span><text:span text:style-name="T17_25">Rosencrantz</text:span><text:span text:style-name="T17_26">.<text:s/></text:span><text:span text:style-name="T17_27">You</text:span><text:span text:style-name="T17_28"><text:s/></text:span><text:span text:style-name="T17_29">noticed</text:span><text:span text:style-name="T17_30"><text:s/></text:span><text:span text:style-name="T17_31">it</text:span><text:span text:style-name="T17_32"><text:s/></text:span><text:span text:style-name="T17_33">had</text:span><text:span text:style-name="T17_34"><text:s/></text:span><text:span text:style-name="T17_35">the</text:span><text:span text:style-name="T17_36"><text:s/></text:span><text:span text:style-name="T17_37">name</text:span><text:span text:style-name="T17_38"><text:s/></text:span><text:span text:style-name="T17_39">E</text:span><text:span text:style-name="T17_40">.<text:s/></text:span><text:span text:style-name="T17_41">Molyneaux</text:span><text:span text:style-name="T17_42"><text:s/>(</text:span><text:span text:style-name="T17_43">or</text:span><text:span text:style-name="T17_44"><text:s/></text:span><text:span text:style-name="T17_45">was</text:span><text:span text:style-name="T17_46"><text:s/></text:span><text:span text:style-name="T17_47">it</text:span><text:span text:style-name="T17_48"><text:s/></text:span><text:span text:style-name="T17_49">F</text:span><text:span text:style-name="T17_50">.<text:s/></text:span><text:span text:style-name="T17_51">Molyneaux</text:span><text:span text:style-name="T17_52">?)</text:span><text:span text:style-name="T17_53"><text:s/></text:span><text:span text:style-name="T17_54">engraved</text:span><text:span text:style-name="T17_55"><text:s/></text:span><text:span text:style-name="T17_56">in</text:span><text:span text:style-name="T17_57"><text:s/></text:span><text:span text:style-name="T17_58">it</text:span><text:span text:style-name="T17_59">.<text:s/></text:span><text:span text:style-name="T17_60">You</text:span><text:span text:style-name="T17_61"><text:s/></text:span><text:span text:style-name="T17_62">s</text:span><text:span text:style-name="T17_63">’</text:span><text:span text:style-name="T17_64">pose</text:span><text:span text:style-name="T17_65"><text:s/></text:span><text:span text:style-name="T17_66">it</text:span><text:span text:style-name="T17_67"><text:s/></text:span><text:span text:style-name="T17_68">might</text:span><text:span text:style-name="T17_69"><text:s/></text:span><text:span text:style-name="T17_70">be</text:span><text:span text:style-name="T17_71"><text:s/></text:span><text:span text:style-name="T17_72">a</text:span><text:span text:style-name="T17_73"><text:s/></text:span><text:span text:style-name="T17_74">maiden</text:span><text:span text:style-name="T17_75"><text:s/></text:span><text:span text:style-name="T17_76">name</text:span><text:span text:style-name="T17_77">.<text:s/></text:span></text:p>
        </text:list-item>
        <text:list-item>
          <text:p text:style-name="P18"><text:span text:style-name="T18_1">You</text:span><text:span text:style-name="T18_2"><text:s/></text:span><text:span text:style-name="T18_3">also</text:span><text:span text:style-name="T18_4"><text:s/></text:span><text:span text:style-name="T18_5">keep</text:span><text:span text:style-name="T18_6"><text:s/></text:span><text:span text:style-name="T18_7">seeing</text:span><text:span text:style-name="T18_8"><text:s/></text:span><text:span text:style-name="T18_9">Agnes</text:span><text:span text:style-name="T18_10"><text:s/></text:span><text:span text:style-name="T18_11">Smallwood</text:span><text:span text:style-name="T18_12"><text:s/></text:span><text:span text:style-name="T18_13">and</text:span><text:span text:style-name="T18_14"><text:s/></text:span><text:span text:style-name="T18_15">Gilbert</text:span><text:span text:style-name="T18_16"><text:s/></text:span><text:span text:style-name="T18_17">Sleeb</text:span><text:span text:style-name="T18_18"><text:s/></text:span><text:span text:style-name="T18_19">meeting</text:span><text:span text:style-name="T18_20"><text:s/></text:span><text:span text:style-name="T18_21">each</text:span><text:span text:style-name="T18_22"><text:s/></text:span><text:span text:style-name="T18_23">other</text:span><text:span text:style-name="T18_24">.<text:s/></text:span><text:span text:style-name="T18_25">You</text:span><text:span text:style-name="T18_26"><text:s/></text:span><text:span text:style-name="T18_27">reckon</text:span><text:span text:style-name="T18_28"><text:s/></text:span><text:span text:style-name="T18_29">they</text:span><text:span text:style-name="T18_30"><text:s/></text:span><text:span text:style-name="T18_31">might</text:span><text:span text:style-name="T18_32"><text:s/></text:span><text:span text:style-name="T18_33">be</text:span><text:span text:style-name="T18_34"><text:s/></text:span><text:span text:style-name="T18_35">schemin</text:span><text:span text:style-name="T18_36">’<text:s/></text:span><text:span text:style-name="T18_37">and</text:span><text:span text:style-name="T18_38"><text:s/></text:span><text:span text:style-name="T18_39">if</text:span><text:span text:style-name="T18_40"><text:s/></text:span><text:span text:style-name="T18_41">they</text:span><text:span text:style-name="T18_42"><text:s/></text:span><text:span text:style-name="T18_43">are</text:span><text:span text:style-name="T18_44"><text:s/></text:span><text:span text:style-name="T18_45">then</text:span><text:span text:style-name="T18_46"><text:s/></text:span><text:span text:style-name="T18_47">it</text:span><text:span text:style-name="T18_48">’</text:span><text:span text:style-name="T18_49">d</text:span><text:span text:style-name="T18_50"><text:s/></text:span><text:span text:style-name="T18_51">be</text:span><text:span text:style-name="T18_52"><text:s/></text:span><text:span text:style-name="T18_53">good</text:span><text:span text:style-name="T18_54"><text:s/></text:span><text:span text:style-name="T18_55">to</text:span><text:span text:style-name="T18_56"><text:s/></text:span><text:span text:style-name="T18_57">keep</text:span><text:span text:style-name="T18_58"><text:s/></text:span><text:span text:style-name="T18_59">abreast</text:span><text:span text:style-name="T18_60"><text:s/></text:span><text:span text:style-name="T18_61">of</text:span><text:span text:style-name="T18_62"><text:s/></text:span><text:span text:style-name="T18_63">the</text:span><text:span text:style-name="T18_64"><text:s/></text:span><text:span text:style-name="T18_65">situation</text:span><text:span text:style-name="T18_66">.</text:span></text:p>
        </text:list-item>
      </text:list>
      <text:p text:style-name="P19"/>
      <text:p text:style-name="P20"><text:span text:style-name="T20_1">The</text:span><text:span text:style-name="T20_2"><text:s/></text:span><text:span text:style-name="T20_3">reason</text:span><text:span text:style-name="T20_4"><text:s/></text:span><text:span text:style-name="T20_5">you</text:span><text:span text:style-name="T20_6">’</text:span><text:span text:style-name="T20_7">re</text:span><text:span text:style-name="T20_8"><text:s/></text:span><text:span text:style-name="T20_9">trying</text:span><text:span text:style-name="T20_10"><text:s/></text:span><text:span text:style-name="T20_11">to</text:span><text:span text:style-name="T20_12"><text:s/></text:span><text:span text:style-name="T20_13">increase</text:span><text:span text:style-name="T20_14"><text:s/></text:span><text:span text:style-name="T20_15">your</text:span><text:span text:style-name="T20_16"><text:s/></text:span><text:span text:style-name="T20_17">reputation</text:span><text:span text:style-name="T20_18"><text:s/></text:span><text:span text:style-name="T20_19">in</text:span><text:span text:style-name="T20_20"><text:s/></text:span><text:span text:style-name="T20_21">town</text:span><text:span text:style-name="T20_22"><text:s/></text:span><text:span text:style-name="T20_23">is</text:span><text:span text:style-name="T20_24"><text:s/></text:span><text:span text:style-name="T20_25">because</text:span><text:span text:style-name="T20_26"><text:s/></text:span><text:span text:style-name="T20_27">you</text:span><text:span text:style-name="T20_28">’</text:span><text:span text:style-name="T20_29">re</text:span><text:span text:style-name="T20_30"><text:s/></text:span><text:span text:style-name="T20_31">trying</text:span><text:span text:style-name="T20_32"><text:s/></text:span><text:span text:style-name="T20_33">to</text:span><text:span text:style-name="T20_34"><text:s/></text:span><text:span text:style-name="T20_35">woo</text:span><text:span text:style-name="T20_36"><text:s/></text:span><text:span text:style-name="T20_37">Isabel</text:span><text:span text:style-name="T20_38"><text:s/></text:span><text:span text:style-name="T20_39">Williams</text:span><text:span text:style-name="T20_40">,<text:s/></text:span><text:span text:style-name="T20_41">wife</text:span><text:span text:style-name="T20_42"><text:s/></text:span><text:span text:style-name="T20_43">of</text:span><text:span text:style-name="T20_44"><text:s/></text:span><text:span text:style-name="T20_45">the</text:span><text:span text:style-name="T20_46"><text:s/></text:span><text:span text:style-name="T20_47">town</text:span><text:span text:style-name="T20_48"><text:s/></text:span><text:span text:style-name="T20_49">doctor</text:span><text:span text:style-name="T20_50"><text:s/></text:span><text:span text:style-name="T20_51">Wendel</text:span><text:span text:style-name="T20_52"><text:s/></text:span><text:span text:style-name="T20_53">Williams</text:span><text:span text:style-name="T20_54">.<text:s/></text:span><text:span text:style-name="T20_55">She</text:span><text:span text:style-name="T20_56"><text:s/></text:span><text:span text:style-name="T20_57">doesn</text:span><text:span text:style-name="T20_58">’</text:span><text:span text:style-name="T20_59">t</text:span><text:span text:style-name="T20_60"><text:s/></text:span><text:span text:style-name="T20_61">know</text:span><text:span text:style-name="T20_62"><text:s/></text:span><text:span text:style-name="T20_63">it</text:span><text:span text:style-name="T20_64">,<text:s/></text:span><text:span text:style-name="T20_65">but</text:span><text:span text:style-name="T20_66"><text:s/></text:span><text:span text:style-name="T20_67">before</text:span><text:span text:style-name="T20_68"><text:s/></text:span><text:span text:style-name="T20_69">she</text:span><text:span text:style-name="T20_70"><text:s/></text:span><text:span text:style-name="T20_71">was</text:span><text:span text:style-name="T20_72"><text:s/></text:span><text:span text:style-name="T20_73">married</text:span><text:span text:style-name="T20_74"><text:s/></text:span><text:span text:style-name="T20_75">to</text:span><text:span text:style-name="T20_76"><text:s/></text:span><text:span text:style-name="T20_77">Wendel</text:span><text:span text:style-name="T20_78">,<text:s/></text:span><text:span text:style-name="T20_79">you</text:span><text:span text:style-name="T20_80"><text:s/></text:span><text:span text:style-name="T20_81">managed</text:span><text:span text:style-name="T20_82"><text:s/></text:span><text:span text:style-name="T20_83">to</text:span><text:span text:style-name="T20_84"><text:s/></text:span><text:span text:style-name="T20_85">find</text:span><text:span text:style-name="T20_86"><text:s/></text:span><text:span text:style-name="T20_87">the</text:span><text:span text:style-name="T20_88"><text:s/></text:span><text:span text:style-name="T20_89">clothes</text:span><text:span text:style-name="T20_90"><text:s/></text:span><text:span text:style-name="T20_91">of</text:span><text:span text:style-name="T20_92"><text:s/></text:span><text:span text:style-name="T20_93">a</text:span><text:span text:style-name="T20_94"><text:s/></text:span><text:span text:style-name="T20_95">wealthy</text:span><text:span text:style-name="T20_96"><text:s/></text:span><text:span text:style-name="T20_97">duke</text:span><text:span text:style-name="T20_98"><text:s/></text:span><text:span text:style-name="T20_99">and</text:span><text:span text:style-name="T20_100"><text:s/></text:span><text:span text:style-name="T20_101">seduce</text:span><text:span text:style-name="T20_102"><text:s/></text:span><text:span text:style-name="T20_103">her</text:span><text:span text:style-name="T20_104">.<text:s/></text:span><text:span text:style-name="T20_105">Of</text:span><text:span text:style-name="T20_106"><text:s/></text:span><text:span text:style-name="T20_107">course</text:span><text:span text:style-name="T20_108"><text:s/></text:span><text:span text:style-name="T20_109">the</text:span><text:span text:style-name="T20_110"><text:s/></text:span><text:span text:style-name="T20_111">next</text:span><text:span text:style-name="T20_112"><text:s/></text:span><text:span text:style-name="T20_113">day</text:span><text:span text:style-name="T20_114"><text:s/></text:span><text:span text:style-name="T20_115">the</text:span><text:span text:style-name="T20_116"><text:s/></text:span><text:span text:style-name="T20_117">actual</text:span><text:span text:style-name="T20_118"><text:s/></text:span><text:span text:style-name="T20_119">Duke</text:span><text:span text:style-name="T20_120"><text:s/></text:span><text:span text:style-name="T20_121">found</text:span><text:span text:style-name="T20_122"><text:s/></text:span><text:span text:style-name="T20_123">you</text:span><text:span text:style-name="T20_124"><text:s/></text:span><text:span text:style-name="T20_125">and</text:span><text:span text:style-name="T20_126"><text:s/></text:span><text:span text:style-name="T20_127">threw</text:span><text:span text:style-name="T20_128"><text:s/></text:span><text:span text:style-name="T20_129">you</text:span><text:span text:style-name="T20_130"><text:s/></text:span><text:span text:style-name="T20_131">in</text:span><text:span text:style-name="T20_132"><text:s/></text:span><text:span text:style-name="T20_133">the</text:span><text:span text:style-name="T20_134"><text:s/></text:span><text:span text:style-name="T20_135">dungeons</text:span><text:span text:style-name="T20_136"><text:s/></text:span><text:span text:style-name="T20_137">but</text:span><text:span text:style-name="T20_138"><text:s/></text:span><text:span text:style-name="T20_139">for</text:span><text:span text:style-name="T20_140"><text:s/></text:span><text:span text:style-name="T20_141">that</text:span><text:span text:style-name="T20_142"><text:s/></text:span><text:span text:style-name="T20_143">sweet</text:span><text:span text:style-name="T20_144"><text:s/></text:span><text:span text:style-name="T20_145">night</text:span><text:span text:style-name="T20_146"><text:s/></text:span><text:span text:style-name="T20_147">you</text:span><text:span text:style-name="T20_148"><text:s/></text:span><text:span text:style-name="T20_149">were</text:span><text:span text:style-name="T20_150"><text:s/></text:span><text:span text:style-name="T20_151">with</text:span><text:span text:style-name="T20_152"><text:s/></text:span><text:span text:style-name="T20_153">her</text:span><text:span text:style-name="T20_154">.<text:s/></text:span><text:span text:style-name="T20_155">Nothing</text:span><text:span text:style-name="T20_156"><text:s/></text:span><text:span text:style-name="T20_157">would</text:span><text:span text:style-name="T20_158"><text:s/></text:span><text:span text:style-name="T20_159">make</text:span><text:span text:style-name="T20_160"><text:s/></text:span><text:span text:style-name="T20_161">you</text:span><text:span text:style-name="T20_162"><text:s/></text:span><text:span text:style-name="T20_163">happier</text:span><text:span text:style-name="T20_164"><text:s/></text:span><text:span text:style-name="T20_165">than</text:span><text:span text:style-name="T20_166"><text:s/></text:span><text:span text:style-name="T20_167">persuading</text:span><text:span text:style-name="T20_168"><text:s/></text:span><text:span text:style-name="T20_169">Isabel</text:span><text:span text:style-name="T20_170"><text:s/></text:span><text:span text:style-name="T20_171">to</text:span><text:span text:style-name="T20_172"><text:s/></text:span><text:span text:style-name="T20_173">leave</text:span><text:span text:style-name="T20_174"><text:s/></text:span><text:span text:style-name="T20_175">her</text:span><text:span text:style-name="T20_176"><text:s/></text:span><text:span text:style-name="T20_177">husband</text:span><text:span text:style-name="T20_178"><text:s/></text:span><text:span text:style-name="T20_179">for</text:span><text:span text:style-name="T20_180"><text:s/></text:span><text:span text:style-name="T20_181">you</text:span><text:span text:style-name="T20_182">.</text:span></text:p>
      <text:p text:style-name="P21"/>
      <text:p text:style-name="P22"><text:span text:style-name="T22_1">Other</text:span><text:span text:style-name="T22_2"><text:s/></text:span><text:span text:style-name="T22_3">people</text:span><text:span text:style-name="T22_4"><text:s/></text:span></text:p>
      <text:p text:style-name="P23"/>
      <text:p text:style-name="P24"><text:span text:style-name="T24_1">Susannah</text:span><text:span text:style-name="T24_2"><text:s/></text:span><text:span text:style-name="T24_3">Silvester</text:span><text:span text:style-name="T24_4"><text:s/></text:span><text:span text:style-name="T24_5">-<text:s/></text:span><text:span text:style-name="T24_6">a</text:span><text:span text:style-name="T24_7"><text:s/></text:span><text:span text:style-name="T24_8">peddler</text:span><text:span text:style-name="T24_9">.<text:s/></text:span><text:span text:style-name="T24_10">Never</text:span><text:span text:style-name="T24_11"><text:s/></text:span><text:span text:style-name="T24_12">asks</text:span><text:span text:style-name="T24_13"><text:s/></text:span><text:span text:style-name="T24_14">too</text:span><text:span text:style-name="T24_15"><text:s/></text:span><text:span text:style-name="T24_16">many</text:span><text:span text:style-name="T24_17"><text:s/></text:span><text:span text:style-name="T24_18">questions</text:span><text:span text:style-name="T24_19"><text:s/></text:span><text:span text:style-name="T24_20">about</text:span><text:span text:style-name="T24_21"><text:s/></text:span><text:span text:style-name="T24_22">where</text:span><text:span text:style-name="T24_23"><text:s/></text:span><text:span text:style-name="T24_24">any</text:span><text:span text:style-name="T24_25"><text:s/></text:span><text:span text:style-name="T24_26">of</text:span><text:span text:style-name="T24_27"><text:s/></text:span><text:span text:style-name="T24_28">your</text:span><text:span text:style-name="T24_29"><text:s/></text:span><text:span text:style-name="T24_30">wares</text:span><text:span text:style-name="T24_31"><text:s/></text:span><text:span text:style-name="T24_32">come</text:span><text:span text:style-name="T24_33"><text:s/></text:span><text:span text:style-name="T24_34">from</text:span><text:span text:style-name="T24_35">.<text:s/></text:span><text:span text:style-name="T24_36">A</text:span><text:span text:style-name="T24_37"><text:s/></text:span><text:span text:style-name="T24_38">good</text:span><text:span text:style-name="T24_39"><text:s/></text:span><text:span text:style-name="T24_40">sort</text:span><text:span text:style-name="T24_41">.</text:span></text:p>
      <text:p text:style-name="P25"/>
      <text:h text:style-name="P26" text:outline-level="10"><text:bookmark-start text:name="h.pbd33ukfqkg0"/><text:bookmark-end text:name="h.pbd33ukfqkg0"/><text:span text:style-name="T26_1">Your</text:span><text:span text:style-name="T26_2"><text:s/></text:span><text:span text:style-name="T26_3">Goals</text:span></text:h>
      <text:list text:style-name="LS2" xml:id="list3">
        <text:list-item>
          <text:p text:style-name="P27"><text:span text:style-name="T27_1">Teach</text:span><text:span text:style-name="T27_2"><text:s/>3<text:s/></text:span><text:span text:style-name="T27_3">people</text:span><text:span text:style-name="T27_4"><text:s/></text:span><text:span text:style-name="T27_5">the</text:span><text:span text:style-name="T27_6"><text:s/></text:span><text:span text:style-name="T27_7">town</text:span><text:span text:style-name="T27_8"><text:s/></text:span><text:span text:style-name="T27_9">dance</text:span><text:span text:style-name="T27_10"><text:s/></text:span><text:span text:style-name="T27_11">prior</text:span><text:span text:style-name="T27_12"><text:s/></text:span><text:span text:style-name="T27_13">to</text:span><text:span text:style-name="T27_14"><text:s/></text:span><text:span text:style-name="T27_15">the</text:span><text:span text:style-name="T27_16"><text:s/></text:span><text:span text:style-name="T27_17">town</text:span><text:span text:style-name="T27_18"><text:s/></text:span><text:span text:style-name="T27_19">dance</text:span><text:span text:style-name="T27_20">.</text:span></text:p>
        </text:list-item>
        <text:list-item>
          <text:p text:style-name="P28"><text:span text:style-name="T28_1">Get</text:span><text:span text:style-name="T28_2"><text:s/></text:span><text:span text:style-name="T28_3">Wendel</text:span><text:span text:style-name="T28_4"><text:s/></text:span><text:span text:style-name="T28_5">to</text:span><text:span text:style-name="T28_6"><text:s/></text:span><text:span text:style-name="T28_7">Divorce</text:span><text:span text:style-name="T28_8"><text:s/></text:span><text:span text:style-name="T28_9">Isabell</text:span></text:p>
        </text:list-item>
        <text:list-item>
          <text:p text:style-name="P29"><text:span text:style-name="T29_1">Seduce</text:span><text:span text:style-name="T29_2"><text:s/></text:span><text:span text:style-name="T29_3">Isabell</text:span><text:span text:style-name="T29_4"><text:s/></text:span><text:span text:style-name="T29_5">and</text:span><text:span text:style-name="T29_6"><text:s/></text:span><text:span text:style-name="T29_7">get</text:span><text:span text:style-name="T29_8"><text:s/></text:span><text:span text:style-name="T29_9">her</text:span><text:span text:style-name="T29_10"><text:s/></text:span><text:span text:style-name="T29_11">to</text:span><text:span text:style-name="T29_12"><text:s/></text:span><text:span text:style-name="T29_13">marry</text:span><text:span text:style-name="T29_14"><text:s/></text:span><text:span text:style-name="T29_15">you</text:span></text:p>
        </text:list-item>
        <text:list-item>
          <text:p text:style-name="P30"><text:span text:style-name="T30_1">Find</text:span><text:span text:style-name="T30_2"><text:s/></text:span><text:span text:style-name="T30_3">the</text:span><text:span text:style-name="T30_4"><text:s/></text:span><text:span text:style-name="T30_5">escaped</text:span><text:span text:style-name="T30_6"><text:s/></text:span><text:span text:style-name="T30_7">prostitute</text:span><text:span text:style-name="T30_8"><text:s/></text:span><text:span text:style-name="T30_9">and</text:span><text:span text:style-name="T30_10"><text:s/></text:span><text:span text:style-name="T30_11">make</text:span><text:span text:style-name="T30_12"><text:s/></text:span><text:span text:style-name="T30_13">sure</text:span><text:span text:style-name="T30_14"><text:s/></text:span><text:span text:style-name="T30_15">she</text:span><text:span text:style-name="T30_16"><text:s/></text:span><text:span text:style-name="T30_17">keeps</text:span><text:span text:style-name="T30_18"><text:s/></text:span><text:span text:style-name="T30_19">her</text:span><text:span text:style-name="T30_20"><text:s/></text:span><text:span text:style-name="T30_21">mouth</text:span><text:span text:style-name="T30_22"><text:s/></text:span><text:span text:style-name="T30_23">shut</text:span><text:span text:style-name="T30_24">.</text:span></text:p>
        </text:list-item>
        <text:list-item>
          <text:p text:style-name="P31"><text:span text:style-name="T31_1">Negotiate</text:span><text:span text:style-name="T31_2"><text:s/></text:span><text:span text:style-name="T31_3">a</text:span><text:span text:style-name="T31_4"><text:s/></text:span><text:span text:style-name="T31_5">favourable</text:span><text:span text:style-name="T31_6"><text:s/></text:span><text:span text:style-name="T31_7">solution</text:span><text:span text:style-name="T31_8"><text:s/></text:span><text:span text:style-name="T31_9">to</text:span><text:span text:style-name="T31_10"><text:s/></text:span><text:span text:style-name="T31_11">the</text:span><text:span text:style-name="T31_12"><text:s/></text:span><text:span text:style-name="T31_13">dispute</text:span><text:span text:style-name="T31_14"><text:s/></text:span><text:span text:style-name="T31_15">with</text:span><text:span text:style-name="T31_16"><text:s/></text:span><text:span text:style-name="T31_17">Helen</text:span><text:span text:style-name="T31_18"><text:s/></text:span><text:span text:style-name="T31_19">Blythe</text:span></text:p>
        </text:list-item>
        <text:list-item>
          <text:p text:style-name="P32"><text:span text:style-name="T32_1">Acquire</text:span><text:span text:style-name="T32_2"><text:s/></text:span><text:span text:style-name="T32_3">and</text:span><text:span text:style-name="T32_4"><text:s/></text:span><text:span text:style-name="T32_5">sell</text:span><text:span text:style-name="T32_6"><text:s/></text:span><text:span text:style-name="T32_7">as</text:span><text:span text:style-name="T32_8"><text:s/></text:span><text:span text:style-name="T32_9">many</text:span><text:span text:style-name="T32_10"><text:s/></text:span><text:span text:style-name="T32_11">unique</text:span><text:span text:style-name="T32_12"><text:s/></text:span><text:span text:style-name="T32_13">items</text:span><text:span text:style-name="T32_14"><text:s/></text:span><text:span text:style-name="T32_15">as</text:span><text:span text:style-name="T32_16"><text:s/></text:span><text:span text:style-name="T32_17">possible</text:span><text:span text:style-name="T32_18">.<text:s/></text:span><text:span text:style-name="T32_19">You</text:span><text:span text:style-name="T32_20">’</text:span><text:span text:style-name="T32_21">re</text:span><text:span text:style-name="T32_22"><text:s/></text:span><text:span text:style-name="T32_23">always</text:span><text:span text:style-name="T32_24"><text:s/></text:span><text:span text:style-name="T32_25">looking</text:span><text:span text:style-name="T32_26"><text:s/></text:span><text:span text:style-name="T32_27">for</text:span><text:span text:style-name="T32_28"><text:s/></text:span><text:span text:style-name="T32_29">an</text:span><text:span text:style-name="T32_30"><text:s/></text:span><text:span text:style-name="T32_31">opportunity</text:span><text:span text:style-name="T32_32">.</text:span></text:p>
        </text:list-item>
      </text:list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